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2.74pt"/>
    </style:style>
    <style:style style:name="co3" style:family="table-column">
      <style:table-column-properties fo:break-before="auto" style:column-width="161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s">
      <style:table-properties table:display="true" style:writing-mode="lr-tb"/>
    </style:style>
    <style:style style:name="ta2" style:family="table" style:master-page-name="PageStyle_5f_Factori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ier name</text:p>
          </table:table-cell>
          <table:table-cell table:style-name="ce1" office:value-type="string" calcext:value-type="string">
            <text:p>Levels</text:p>
          </table:table-cell>
          <table:table-cell table:style-name="ce3" office:value-type="string" calcext:value-type="string">
            <text:p>Cost (sell only)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ed by</text:p>
          </table:table-cell>
          <table:table-cell table:style-name="ce1" office:value-type="string" calcext:value-type="string">
            <text:p>Add-ons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office:value-type="string" calcext:value-type="string">
            <text:p>Appl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Tree</text:p>
          </table:table-cell>
          <table:table-cell table:style-name="ce2"/>
          <table:table-cell table:style-name="ce7" office:value-type="string" calcext:value-type="string">
            <text:p><text:a xlink:href="https://emojipedia-us.s3.dualstack.us-west-1.amazonaws.com/thumbs/120/apple/285/red-apple_1f34e.png" xlink:type="simple">https://emojipedia-us.s3.dualstack.us-west-1.amazonaws.com/thumbs/120/apple/285/red-apple_1f34e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anana</text:p>
          </table:table-cell>
          <table:table-cell table:style-name="ce5" table:formula="of:=[.C2]*2+1" office:value-type="float" office:value="3" calcext:value-type="float">
            <text:p>3</text:p>
          </table:table-cell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Tree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banana_1f34c.png" xlink:type="simple">https://emojipedia-us.s3.dualstack.us-west-1.amazonaws.com/thumbs/120/apple/285/banana_1f34c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neapple</text:p>
          </table:table-cell>
          <table:table-cell table:style-name="ce5" table:formula="of:=[.C3]*2+2" office:value-type="float" office:value="8" calcext:value-type="float">
            <text:p>8</text:p>
          </table:table-cell>
          <table:table-cell table:style-name="ce2" office:value-type="string" calcext:value-type="string">
            <text:p>11.2</text:p>
          </table:table-cell>
          <table:table-cell table:style-name="ce2" office:value-type="string" calcext:value-type="string">
            <text:p>Tree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pineapple_1f34d.png" xlink:type="simple">https://emojipedia-us.s3.dualstack.us-west-1.amazonaws.com/thumbs/120/apple/285/pineapple_1f34d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herries</text:p>
          </table:table-cell>
          <table:table-cell table:style-name="ce5" table:formula="of:=[.C4]*2+3" office:value-type="float" office:value="19" calcext:value-type="float">
            <text:p>19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Tree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cherries_1f352.png" xlink:type="simple">https://emojipedia-us.s3.dualstack.us-west-1.amazonaws.com/thumbs/120/apple/285/cherries_1f352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rawberry</text:p>
          </table:table-cell>
          <table:table-cell table:style-name="ce5" table:formula="of:=[.C5]*2+5" office:value-type="float" office:value="43" calcext:value-type="float">
            <text:p>43</text:p>
          </table:table-cell>
          <table:table-cell table:style-name="ce2" office:value-type="string" calcext:value-type="string">
            <text:p>11.4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strawberry_1f353.png" xlink:type="simple">https://emojipedia-us.s3.dualstack.us-west-1.amazonaws.com/thumbs/120/apple/285/strawberry_1f353.png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atermelon</text:p>
          </table:table-cell>
          <table:table-cell table:style-name="ce5" table:formula="of:=[.C6]*2+8" office:value-type="float" office:value="94" calcext:value-type="float">
            <text:p>94</text:p>
          </table:table-cell>
          <table:table-cell table:style-name="ce2" office:value-type="string" calcext:value-type="string">
            <text:p>11.5</text:p>
          </table:table-cell>
          <table:table-cell/>
          <table:table-cell table:style-name="ce2" office:value-type="string" calcext:value-type="string">
            <text:p>1 Required for farmer</text:p>
          </table:table-cell>
          <table:table-cell table:style-name="ce7" office:value-type="string" calcext:value-type="string">
            <text:p><text:a xlink:href="https://emojipedia-us.s3.dualstack.us-west-1.amazonaws.com/thumbs/120/apple/285/watermelon_1f349.png" xlink:type="simple">https://emojipedia-us.s3.dualstack.us-west-1.amazonaws.com/thumbs/120/apple/285/watermelon_1f349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pe</text:p>
          </table:table-cell>
          <table:table-cell table:style-name="ce5" table:formula="of:=[.C7]*2+13" office:value-type="float" office:value="201" calcext:value-type="float">
            <text:p>201</text:p>
          </table:table-cell>
          <table:table-cell table:style-name="ce2" office:value-type="string" calcext:value-type="string">
            <text:p>11.6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grapes_1f347.png" xlink:type="simple">https://emojipedia-us.s3.dualstack.us-west-1.amazonaws.com/thumbs/120/apple/285/grapes_1f347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mon</text:p>
          </table:table-cell>
          <table:table-cell table:style-name="ce5" table:formula="of:=[.C8]*2+21" office:value-type="float" office:value="423" calcext:value-type="float">
            <text:p>423</text:p>
          </table:table-cell>
          <table:table-cell table:style-name="ce2" office:value-type="string" calcext:value-type="string">
            <text:p>11.7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lemon_1f34b.png" xlink:type="simple">https://emojipedia-us.s3.dualstack.us-west-1.amazonaws.com/thumbs/120/apple/285/lemon_1f34b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angerine</text:p>
          </table:table-cell>
          <table:table-cell table:style-name="ce5" table:formula="of:=[.C9]*2+34" office:value-type="float" office:value="880" calcext:value-type="float">
            <text:p>880</text:p>
          </table:table-cell>
          <table:table-cell table:style-name="ce2" office:value-type="string" calcext:value-type="string">
            <text:p>11.8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tangerine_1f34a.png" xlink:type="simple">https://emojipedia-us.s3.dualstack.us-west-1.amazonaws.com/thumbs/120/apple/285/tangerine_1f34a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ar</text:p>
          </table:table-cell>
          <table:table-cell table:style-name="ce5" table:formula="of:=[.C10]*2+55" office:value-type="float" office:value="1815" calcext:value-type="float">
            <text:p>1815</text:p>
          </table:table-cell>
          <table:table-cell table:style-name="ce2" office:value-type="string" calcext:value-type="string">
            <text:p>11.9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pear_1f350.png" xlink:type="simple">https://emojipedia-us.s3.dualstack.us-west-1.amazonaws.com/thumbs/120/apple/285/pear_1f350.png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each</text:p>
          </table:table-cell>
          <table:table-cell table:style-name="ce5" table:formula="of:=[.C11]*2+89" office:value-type="float" office:value="3719" calcext:value-type="float">
            <text:p>3719</text:p>
          </table:table-cell>
          <table:table-cell table:style-name="ce2" office:value-type="string" calcext:value-type="string">
            <text:p>11.10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peach_1f351.png" xlink:type="simple">https://emojipedia-us.s3.dualstack.us-west-1.amazonaws.com/thumbs/120/apple/285/peach_1f351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ngo</text:p>
          </table:table-cell>
          <table:table-cell table:style-name="ce5" table:formula="of:=[.C12]*2+144" office:value-type="float" office:value="7582" calcext:value-type="float">
            <text:p>7582</text:p>
          </table:table-cell>
          <table:table-cell table:style-name="ce2" office:value-type="string" calcext:value-type="string">
            <text:p>11.11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mango_1f96d.png" xlink:type="simple">https://emojipedia-us.s3.dualstack.us-west-1.amazonaws.com/thumbs/120/apple/285/mango_1f96d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lueberries</text:p>
          </table:table-cell>
          <table:table-cell table:style-name="ce5" table:formula="of:=[.C13]*2+233" office:value-type="float" office:value="15397" calcext:value-type="float">
            <text:p>15397</text:p>
          </table:table-cell>
          <table:table-cell table:style-name="ce2" office:value-type="string" calcext:value-type="string">
            <text:p>11.12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blueberries_1fad0.png" xlink:type="simple">https://emojipedia-us.s3.dualstack.us-west-1.amazonaws.com/thumbs/120/apple/285/blueberries_1fad0.png</text:a>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Vegetable</text:p>
          </table:table-cell>
          <table:table-cell table:style-name="ce2" office:value-type="string" calcext:value-type="string">
            <text:p>Tomato</text:p>
          </table:table-cell>
          <table:table-cell table:style-name="ce4" table:formula="of:=[.C2]*15" office:value-type="float" office:value="15" calcext:value-type="float">
            <text:p>15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Tree, Farmer</text:p>
          </table:table-cell>
          <table:table-cell table:style-name="ce2"/>
          <table:table-cell table:style-name="ce7" office:value-type="string" calcext:value-type="string">
            <text:p><text:a xlink:href="https://emojipedia-us.s3.dualstack.us-west-1.amazonaws.com/thumbs/120/apple/285/tomato_1f345.png" xlink:type="simple">https://emojipedia-us.s3.dualstack.us-west-1.amazonaws.com/thumbs/120/apple/285/tomato_1f345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cumber</text:p>
          </table:table-cell>
          <table:table-cell table:style-name="ce5" table:formula="of:=[.C16]*2+1" office:value-type="float" office:value="31" calcext:value-type="float">
            <text:p>31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Tree, Farmer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cucumber_1f952.png" xlink:type="simple">https://emojipedia-us.s3.dualstack.us-west-1.amazonaws.com/thumbs/120/apple/285/cucumber_1f952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Onion</text:p>
          </table:table-cell>
          <table:table-cell table:style-name="ce5" table:formula="of:=[.C17]*2+2" office:value-type="float" office:value="64" calcext:value-type="float">
            <text:p>64</text:p>
          </table:table-cell>
          <table:table-cell table:style-name="ce2" office:value-type="string" calcext:value-type="string">
            <text:p>12.2</text:p>
          </table:table-cell>
          <table:table-cell table:style-name="ce2" office:value-type="string" calcext:value-type="string">
            <text:p>Farmer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onion_1f9c5.png" xlink:type="simple">https://emojipedia-us.s3.dualstack.us-west-1.amazonaws.com/thumbs/120/apple/285/onion_1f9c5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rrot</text:p>
          </table:table-cell>
          <table:table-cell table:style-name="ce5" table:formula="of:=[.C18]*2+3" office:value-type="float" office:value="131" calcext:value-type="float">
            <text:p>131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Farmer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carrot_1f955.png" xlink:type="simple">https://emojipedia-us.s3.dualstack.us-west-1.amazonaws.com/thumbs/120/apple/285/carrot_1f955.png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ggplant</text:p>
          </table:table-cell>
          <table:table-cell table:style-name="ce5" table:formula="of:=[.C19]*2+5" office:value-type="float" office:value="267" calcext:value-type="float">
            <text:p>267</text:p>
          </table:table-cell>
          <table:table-cell table:style-name="ce2" office:value-type="string" calcext:value-type="string">
            <text:p>12.4</text:p>
          </table:table-cell>
          <table:table-cell/>
          <table:table-cell table:style-name="ce2" office:value-type="string" calcext:value-type="string">
            <text:p>1 Required for bakery</text:p>
          </table:table-cell>
          <table:table-cell table:style-name="ce7" office:value-type="string" calcext:value-type="string">
            <text:p><text:a xlink:href="https://emojipedia-us.s3.dualstack.us-west-1.amazonaws.com/thumbs/120/apple/285/eggplant_1f346.png" xlink:type="simple">https://emojipedia-us.s3.dualstack.us-west-1.amazonaws.com/thumbs/120/apple/285/eggplant_1f346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ell pepper</text:p>
          </table:table-cell>
          <table:table-cell table:style-name="ce5" table:formula="of:=[.C20]*2+8" office:value-type="float" office:value="542" calcext:value-type="float">
            <text:p>542</text:p>
          </table:table-cell>
          <table:table-cell table:style-name="ce2" office:value-type="string" calcext:value-type="string">
            <text:p>12.5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bell-pepper_1fad1.png" xlink:type="simple">https://emojipedia-us.s3.dualstack.us-west-1.amazonaws.com/thumbs/120/apple/285/bell-pepper_1fad1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otato</text:p>
          </table:table-cell>
          <table:table-cell table:style-name="ce5" table:formula="of:=[.C21]*2+13" office:value-type="float" office:value="1097" calcext:value-type="float">
            <text:p>1097</text:p>
          </table:table-cell>
          <table:table-cell table:style-name="ce2" office:value-type="string" calcext:value-type="string">
            <text:p>12.6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potato_1f954.png" xlink:type="simple">https://emojipedia-us.s3.dualstack.us-west-1.amazonaws.com/thumbs/120/apple/285/potato_1f954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rn</text:p>
          </table:table-cell>
          <table:table-cell table:style-name="ce5" table:formula="of:=[.C22]*2+21" office:value-type="float" office:value="2215" calcext:value-type="float">
            <text:p>2215</text:p>
          </table:table-cell>
          <table:table-cell table:style-name="ce2" office:value-type="string" calcext:value-type="string">
            <text:p>12.7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ear-of-corn_1f33d.png" xlink:type="simple">https://emojipedia-us.s3.dualstack.us-west-1.amazonaws.com/thumbs/120/apple/285/ear-of-corn_1f33d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roccoli</text:p>
          </table:table-cell>
          <table:table-cell table:style-name="ce5" table:formula="of:=[.C23]*2+34" office:value-type="float" office:value="4464" calcext:value-type="float">
            <text:p>4464</text:p>
          </table:table-cell>
          <table:table-cell table:style-name="ce2" office:value-type="string" calcext:value-type="string">
            <text:p>12.8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broccoli_1f966.png" xlink:type="simple">https://emojipedia-us.s3.dualstack.us-west-1.amazonaws.com/thumbs/120/apple/285/broccoli_1f966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arlic</text:p>
          </table:table-cell>
          <table:table-cell table:style-name="ce5" table:formula="of:=[.C24]*2+55" office:value-type="float" office:value="8983" calcext:value-type="float">
            <text:p>8983</text:p>
          </table:table-cell>
          <table:table-cell table:style-name="ce2" office:value-type="string" calcext:value-type="string">
            <text:p>12.9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garlic_1f9c4.png" xlink:type="simple">https://emojipedia-us.s3.dualstack.us-west-1.amazonaws.com/thumbs/120/apple/285/garlic_1f9c4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ushroom</text:p>
          </table:table-cell>
          <table:table-cell table:style-name="ce5" table:formula="of:=[.C25]*2+89" office:value-type="float" office:value="18055" calcext:value-type="float">
            <text:p>18055</text:p>
          </table:table-cell>
          <table:table-cell table:style-name="ce2" office:value-type="string" calcext:value-type="string">
            <text:p>12.10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mushroom_1f344.png" xlink:type="simple">https://emojipedia-us.s3.dualstack.us-west-1.amazonaws.com/thumbs/120/apple/285/mushroom_1f344.png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Farm animals</text:p>
          </table:table-cell>
          <table:table-cell table:style-name="ce2" office:value-type="string" calcext:value-type="string">
            <text:p>Cat</text:p>
          </table:table-cell>
          <table:table-cell table:style-name="ce5" table:formula="of:=112*[.C16]" office:value-type="float" office:value="1680" calcext:value-type="float">
            <text:p>1680</text:p>
          </table:table-cell>
          <table:table-cell table:style-name="ce2" office:value-type="string" calcext:value-type="string">
            <text:p>21.0</text:p>
          </table:table-cell>
          <table:table-cell table:style-name="ce2"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abbit</text:p>
          </table:table-cell>
          <table:table-cell table:style-name="ce5" table:formula="of:=[.C28]*2+1" office:value-type="float" office:value="3361" calcext:value-type="float">
            <text:p>3361</text:p>
          </table:table-cell>
          <table:table-cell table:style-name="ce2" office:value-type="string" calcext:value-type="string">
            <text:p>21.1</text:p>
          </table:table-cell>
          <table:table-cell table:style-name="ce2"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ig</text:p>
          </table:table-cell>
          <table:table-cell table:style-name="ce5" table:formula="of:=[.C29]*2+2" office:value-type="float" office:value="6724" calcext:value-type="float">
            <text:p>6724</text:p>
          </table:table-cell>
          <table:table-cell table:style-name="ce2" office:value-type="string" calcext:value-type="string">
            <text:p>21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heep</text:p>
          </table:table-cell>
          <table:table-cell table:style-name="ce5" table:formula="of:=[.C30]*2+3" office:value-type="float" office:value="13451" calcext:value-type="float">
            <text:p>13451</text:p>
          </table:table-cell>
          <table:table-cell table:style-name="ce2" office:value-type="string" calcext:value-type="string">
            <text:p>21.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oat</text:p>
          </table:table-cell>
          <table:table-cell table:style-name="ce5" table:formula="of:=[.C31]*2+5" office:value-type="float" office:value="26907" calcext:value-type="float">
            <text:p>26907</text:p>
          </table:table-cell>
          <table:table-cell table:style-name="ce2" office:value-type="string" calcext:value-type="string">
            <text:p>21.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w</text:p>
          </table:table-cell>
          <table:table-cell table:style-name="ce5" table:formula="of:=[.C32]*2+8" office:value-type="float" office:value="53822" calcext:value-type="float">
            <text:p>53822</text:p>
          </table:table-cell>
          <table:table-cell table:style-name="ce2" office:value-type="string" calcext:value-type="string">
            <text:p>21.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x</text:p>
          </table:table-cell>
          <table:table-cell table:style-name="ce5" table:formula="of:=[.C33]*2+13" office:value-type="float" office:value="107657" calcext:value-type="float">
            <text:p>107657</text:p>
          </table:table-cell>
          <table:table-cell table:style-name="ce2" office:value-type="string" calcext:value-type="string">
            <text:p>21.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lama</text:p>
          </table:table-cell>
          <table:table-cell table:style-name="ce5" table:formula="of:=[.C34]*2+21" office:value-type="float" office:value="215335" calcext:value-type="float">
            <text:p>215335</text:p>
          </table:table-cell>
          <table:table-cell table:style-name="ce2" office:value-type="string" calcext:value-type="string">
            <text:p>21.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orse</text:p>
          </table:table-cell>
          <table:table-cell table:style-name="ce5" table:formula="of:=[.C35]*2+34" office:value-type="float" office:value="430704" calcext:value-type="float">
            <text:p>430704</text:p>
          </table:table-cell>
          <table:table-cell table:style-name="ce2" office:value-type="string" calcext:value-type="string">
            <text:p>21.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nicorn</text:p>
          </table:table-cell>
          <table:table-cell table:style-name="ce5" table:formula="of:=[.C36]*2+55" office:value-type="float" office:value="861463" calcext:value-type="float">
            <text:p>861463</text:p>
          </table:table-cell>
          <table:table-cell table:style-name="ce2" office:value-type="string" calcext:value-type="string">
            <text:p>21.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Bread</text:p>
          </table:table-cell>
          <table:table-cell table:style-name="ce4" table:formula="of:=[.C16]*15" office:value-type="float" office:value="225" calcext:value-type="float">
            <text:p>225</text:p>
          </table:table-cell>
          <table:table-cell table:style-name="ce2" office:value-type="string" calcext:value-type="string">
            <text:p>31.0</text:p>
          </table:table-cell>
          <table:table-cell table:style-name="ce2" office:value-type="string" calcext:value-type="string">
            <text:p>Bakery</text:p>
          </table:table-cell>
          <table:table-cell table:style-name="ce2"/>
          <table:table-cell table:style-name="ce7" office:value-type="string" calcext:value-type="string">
            <text:p><text:a xlink:href="https://emojipedia-us.s3.dualstack.us-west-1.amazonaws.com/thumbs/120/apple/285/bread_1f35e.png" xlink:type="simple">https://emojipedia-us.s3.dualstack.us-west-1.amazonaws.com/thumbs/120/apple/285/bread_1f35e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roissant</text:p>
          </table:table-cell>
          <table:table-cell table:style-name="ce5" table:formula="of:=[.C39]*2+1" office:value-type="float" office:value="451" calcext:value-type="float">
            <text:p>451</text:p>
          </table:table-cell>
          <table:table-cell table:style-name="ce2" office:value-type="string" calcext:value-type="string">
            <text:p>31.1</text:p>
          </table:table-cell>
          <table:table-cell table:style-name="ce2" office:value-type="string" calcext:value-type="string">
            <text:p>Bakery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croissant_1f950.png" xlink:type="simple">https://emojipedia-us.s3.dualstack.us-west-1.amazonaws.com/thumbs/120/apple/285/croissant_1f950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aguette</text:p>
          </table:table-cell>
          <table:table-cell table:style-name="ce5" table:formula="of:=[.C40]*2+2" office:value-type="float" office:value="904" calcext:value-type="float">
            <text:p>904</text:p>
          </table:table-cell>
          <table:table-cell table:style-name="ce2" office:value-type="string" calcext:value-type="string">
            <text:p>31.2</text:p>
          </table:table-cell>
          <table:table-cell table:style-name="ce2" office:value-type="string" calcext:value-type="string">
            <text:p>Bakery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baguette-bread_1f956.png" xlink:type="simple">https://emojipedia-us.s3.dualstack.us-west-1.amazonaws.com/thumbs/120/apple/285/baguette-bread_1f956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latbread</text:p>
          </table:table-cell>
          <table:table-cell table:style-name="ce5" table:formula="of:=[.C41]*2+1" office:value-type="float" office:value="1809" calcext:value-type="float">
            <text:p>1809</text:p>
          </table:table-cell>
          <table:table-cell table:style-name="ce2" office:value-type="string" calcext:value-type="string">
            <text:p>31.3</text:p>
          </table:table-cell>
          <table:table-cell table:style-name="ce2" office:value-type="string" calcext:value-type="string">
            <text:p>Bakery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flatbread_1fad3.png" xlink:type="simple">https://emojipedia-us.s3.dualstack.us-west-1.amazonaws.com/thumbs/120/apple/285/flatbread_1fad3.png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etzel</text:p>
          </table:table-cell>
          <table:table-cell table:style-name="ce5" table:formula="of:=[.C42]*2+3" office:value-type="float" office:value="3621" calcext:value-type="float">
            <text:p>3621</text:p>
          </table:table-cell>
          <table:table-cell table:style-name="ce2" office:value-type="string" calcext:value-type="string">
            <text:p>31.4</text:p>
          </table:table-cell>
          <table:table-cell table:style-name="ce2"/>
          <table:table-cell table:style-name="ce2" office:value-type="string" calcext:value-type="string">
            <text:p>1 Required for chicken</text:p>
          </table:table-cell>
          <table:table-cell table:style-name="ce7" office:value-type="string" calcext:value-type="string">
            <text:p><text:a xlink:href="https://emojipedia-us.s3.dualstack.us-west-1.amazonaws.com/thumbs/120/apple/285/pretzel_1f968.png" xlink:type="simple">https://emojipedia-us.s3.dualstack.us-west-1.amazonaws.com/thumbs/120/apple/285/pretzel_1f968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agel</text:p>
          </table:table-cell>
          <table:table-cell table:style-name="ce5" table:formula="of:=[.C43]*2+5" office:value-type="float" office:value="7247" calcext:value-type="float">
            <text:p>7247</text:p>
          </table:table-cell>
          <table:table-cell table:style-name="ce2" office:value-type="string" calcext:value-type="string">
            <text:p>31.5</text:p>
          </table:table-cell>
          <table:table-cell table:style-name="ce2"/>
          <table:table-cell/>
          <table:table-cell table:style-name="ce7" office:value-type="string" calcext:value-type="string">
            <text:p><text:a xlink:href="https://emojipedia-us.s3.dualstack.us-west-1.amazonaws.com/thumbs/120/apple/285/bagel_1f96f.png" xlink:type="simple">https://emojipedia-us.s3.dualstack.us-west-1.amazonaws.com/thumbs/120/apple/285/bagel_1f96f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ncake</text:p>
          </table:table-cell>
          <table:table-cell table:style-name="ce5" table:formula="of:=[.C44]*2+8" office:value-type="float" office:value="14502" calcext:value-type="float">
            <text:p>14502</text:p>
          </table:table-cell>
          <table:table-cell table:style-name="ce2" office:value-type="string" calcext:value-type="string">
            <text:p>31.6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pancakes_1f95e.png" xlink:type="simple">https://emojipedia-us.s3.dualstack.us-west-1.amazonaws.com/thumbs/120/apple/285/pancakes_1f95e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affle</text:p>
          </table:table-cell>
          <table:table-cell table:style-name="ce5" table:formula="of:=[.C45]*2+13" office:value-type="float" office:value="29017" calcext:value-type="float">
            <text:p>29017</text:p>
          </table:table-cell>
          <table:table-cell table:style-name="ce2" office:value-type="string" calcext:value-type="string">
            <text:p>31.7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waffle_1f9c7.png" xlink:type="simple">https://emojipedia-us.s3.dualstack.us-west-1.amazonaws.com/thumbs/120/apple/285/waffle_1f9c7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rtune Cookie</text:p>
          </table:table-cell>
          <table:table-cell table:style-name="ce5" table:formula="of:=[.C46]*2+21" office:value-type="float" office:value="58055" calcext:value-type="float">
            <text:p>58055</text:p>
          </table:table-cell>
          <table:table-cell table:style-name="ce2" office:value-type="string" calcext:value-type="string">
            <text:p>31.8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fortune-cookie_1f960.png" xlink:type="simple">https://emojipedia-us.s3.dualstack.us-west-1.amazonaws.com/thumbs/120/apple/285/fortune-cookie_1f960.png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Birbs</text:p>
          </table:table-cell>
          <table:table-cell table:style-name="ce2" office:value-type="string" calcext:value-type="string">
            <text:p>Ei</text:p>
          </table:table-cell>
          <table:table-cell table:style-name="ce5" table:formula="of:=[.C39]*15" office:value-type="float" office:value="3375" calcext:value-type="float">
            <text:p>3375</text:p>
          </table:table-cell>
          <table:table-cell table:style-name="ce2" office:value-type="string" calcext:value-type="string">
            <text:p>41.0</text:p>
          </table:table-cell>
          <table:table-cell table:style-name="ce2" office:value-type="string" calcext:value-type="string">
            <text:p>Chicken</text:p>
          </table:table-cell>
          <table:table-cell table:style-name="ce2"/>
          <table:table-cell table:style-name="ce7" office:value-type="string" calcext:value-type="string">
            <text:p><text:a xlink:href="https://emojipedia-us.s3.dualstack.us-west-1.amazonaws.com/thumbs/120/apple/285/egg_1f95a.png" xlink:type="simple">https://emojipedia-us.s3.dualstack.us-west-1.amazonaws.com/thumbs/120/apple/285/egg_1f95a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aby Chick</text:p>
          </table:table-cell>
          <table:table-cell table:style-name="ce5" table:formula="of:=[.C49]*2+1" office:value-type="float" office:value="6751" calcext:value-type="float">
            <text:p>6751</text:p>
          </table:table-cell>
          <table:table-cell table:style-name="ce2" office:value-type="string" calcext:value-type="string">
            <text:p>41.1</text:p>
          </table:table-cell>
          <table:table-cell table:style-name="ce2" office:value-type="string" calcext:value-type="string">
            <text:p>Chicken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baby-chick_1f424.png" xlink:type="simple">https://emojipedia-us.s3.dualstack.us-west-1.amazonaws.com/thumbs/120/apple/285/baby-chick_1f424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uck</text:p>
          </table:table-cell>
          <table:table-cell table:style-name="ce5" table:formula="of:=[.C50]*2+2" office:value-type="float" office:value="13504" calcext:value-type="float">
            <text:p>13504</text:p>
          </table:table-cell>
          <table:table-cell table:style-name="ce2" office:value-type="string" calcext:value-type="string">
            <text:p>41.2</text:p>
          </table:table-cell>
          <table:table-cell table:style-name="ce2" office:value-type="string" calcext:value-type="string">
            <text:p>Chicken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duck_1f986.png" xlink:type="simple">https://emojipedia-us.s3.dualstack.us-west-1.amazonaws.com/thumbs/120/apple/285/duck_1f986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an</text:p>
          </table:table-cell>
          <table:table-cell table:style-name="ce5" table:formula="of:=[.C51]*2+3" office:value-type="float" office:value="27011" calcext:value-type="float">
            <text:p>27011</text:p>
          </table:table-cell>
          <table:table-cell table:style-name="ce2" office:value-type="string" calcext:value-type="string">
            <text:p>41.3</text:p>
          </table:table-cell>
          <table:table-cell table:style-name="ce2" office:value-type="string" calcext:value-type="string">
            <text:p>Chicken</text:p>
          </table:table-cell>
          <table:table-cell/>
          <table:table-cell table:style-name="ce7" office:value-type="string" calcext:value-type="string">
            <text:p><text:a xlink:href="https://emojipedia-us.s3.dualstack.us-west-1.amazonaws.com/thumbs/120/apple/285/swan_1f9a2.png" xlink:type="simple">https://emojipedia-us.s3.dualstack.us-west-1.amazonaws.com/thumbs/120/apple/285/swan_1f9a2.png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Owl</text:p>
          </table:table-cell>
          <table:table-cell table:style-name="ce5" table:formula="of:=[.C52]*2+5" office:value-type="float" office:value="54027" calcext:value-type="float">
            <text:p>54027</text:p>
          </table:table-cell>
          <table:table-cell table:style-name="ce2" office:value-type="string" calcext:value-type="string">
            <text:p>41.4</text:p>
          </table:table-cell>
          <table:table-cell/>
          <table:table-cell table:style-name="ce2" office:value-type="string" calcext:value-type="string">
            <text:p>1 Required for teacher</text:p>
          </table:table-cell>
          <table:table-cell table:style-name="ce7" office:value-type="string" calcext:value-type="string">
            <text:p><text:a xlink:href="https://emojipedia-us.s3.dualstack.us-west-1.amazonaws.com/thumbs/120/apple/285/owl_1f989.png" xlink:type="simple">https://emojipedia-us.s3.dualstack.us-west-1.amazonaws.com/thumbs/120/apple/285/owl_1f989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acock</text:p>
          </table:table-cell>
          <table:table-cell table:style-name="ce5" table:formula="of:=[.C53]*2+8" office:value-type="float" office:value="108062" calcext:value-type="float">
            <text:p>108062</text:p>
          </table:table-cell>
          <table:table-cell table:style-name="ce2" office:value-type="string" calcext:value-type="string">
            <text:p>41.5</text:p>
          </table:table-cell>
          <table:table-cell table:style-name="ce2"/>
          <table:table-cell/>
          <table:table-cell table:style-name="ce7" office:value-type="string" calcext:value-type="string">
            <text:p><text:a xlink:href="https://emojipedia-us.s3.dualstack.us-west-1.amazonaws.com/thumbs/120/apple/285/peacock_1f99a.png" xlink:type="simple">https://emojipedia-us.s3.dualstack.us-west-1.amazonaws.com/thumbs/120/apple/285/peacock_1f99a.png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agle</text:p>
          </table:table-cell>
          <table:table-cell table:style-name="ce5" table:formula="of:=[.C54]*2+13" office:value-type="float" office:value="216137" calcext:value-type="float">
            <text:p>216137</text:p>
          </table:table-cell>
          <table:table-cell table:style-name="ce2" office:value-type="string" calcext:value-type="string">
            <text:p>41.6</text:p>
          </table:table-cell>
          <table:table-cell table:style-name="ce2"/>
          <table:table-cell/>
          <table:table-cell table:style-name="ce7" office:value-type="string" calcext:value-type="string">
            <text:p><text:a xlink:href="https://emojipedia-us.s3.dualstack.us-west-1.amazonaws.com/thumbs/120/apple/285/eagle_1f985.png" xlink:type="simple">https://emojipedia-us.s3.dualstack.us-west-1.amazonaws.com/thumbs/120/apple/285/eagle_1f985.png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#1</text:p>
          </table:table-cell>
          <table:table-cell table:style-name="ce6" table:formula="of:=3*[.C49]" office:value-type="float" office:value="10125" calcext:value-type="float">
            <text:p>10125</text:p>
          </table:table-cell>
          <table:table-cell table:style-name="ce2" office:value-type="string" calcext:value-type="string">
            <text:p>51.0</text:p>
          </table:table-cell>
          <table:table-cell table:style-name="ce2" office:value-type="string" calcext:value-type="string">
            <text:p>Teacher</text:p>
          </table:table-cell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style-name="ce1"/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#2</text:p>
          </table:table-cell>
          <table:table-cell table:style-name="ce5" table:formula="of:=[.C57]*2+1" office:value-type="float" office:value="20251" calcext:value-type="float">
            <text:p>20251</text:p>
          </table:table-cell>
          <table:table-cell table:style-name="ce2" office:value-type="string" calcext:value-type="string">
            <text:p>51.1</text:p>
          </table:table-cell>
          <table:table-cell table:style-name="ce2" office:value-type="string" calcext:value-type="string">
            <text:p>Teacher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3</text:p>
          </table:table-cell>
          <table:table-cell table:style-name="ce5" table:formula="of:=[.C58]*2+2" office:value-type="float" office:value="40504" calcext:value-type="float">
            <text:p>40504</text:p>
          </table:table-cell>
          <table:table-cell table:style-name="ce2" office:value-type="string" calcext:value-type="string">
            <text:p>51.2</text:p>
          </table:table-cell>
          <table:table-cell table:style-name="ce2" office:value-type="string" calcext:value-type="string">
            <text:p>Teacher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4</text:p>
          </table:table-cell>
          <table:table-cell table:style-name="ce5" table:formula="of:=[.C59]*2+3" office:value-type="float" office:value="81011" calcext:value-type="float">
            <text:p>81011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Teacher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5</text:p>
          </table:table-cell>
          <table:table-cell table:style-name="ce5" table:formula="of:=[.C60]*2+5" office:value-type="float" office:value="162027" calcext:value-type="float">
            <text:p>162027</text:p>
          </table:table-cell>
          <table:table-cell table:style-name="ce2" office:value-type="string" calcext:value-type="string">
            <text:p>51.4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6</text:p>
          </table:table-cell>
          <table:table-cell table:style-name="ce5" table:formula="of:=[.C61]*2+8" office:value-type="float" office:value="324062" calcext:value-type="float">
            <text:p>324062</text:p>
          </table:table-cell>
          <table:table-cell table:style-name="ce2" office:value-type="string" calcext:value-type="string">
            <text:p>51.5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7</text:p>
          </table:table-cell>
          <table:table-cell table:style-name="ce5" table:formula="of:=[.C62]*2+13" office:value-type="float" office:value="648137" calcext:value-type="float">
            <text:p>648137</text:p>
          </table:table-cell>
          <table:table-cell table:style-name="ce2" office:value-type="string" calcext:value-type="string">
            <text:p>51.6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8</text:p>
          </table:table-cell>
          <table:table-cell table:style-name="ce5" table:formula="of:=[.C63]*2+21" office:value-type="float" office:value="1296295" calcext:value-type="float">
            <text:p>1296295</text:p>
          </table:table-cell>
          <table:table-cell table:style-name="ce2" office:value-type="string" calcext:value-type="string">
            <text:p>51.7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#9</text:p>
          </table:table-cell>
          <table:table-cell table:style-name="ce5" table:formula="of:=[.C64]*2+34" office:value-type="float" office:value="2592624" calcext:value-type="float">
            <text:p>2592624</text:p>
          </table:table-cell>
          <table:table-cell table:style-name="ce2" office:value-type="string" calcext:value-type="string">
            <text:p>51.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#10</text:p>
          </table:table-cell>
          <table:table-cell table:style-name="ce5" table:formula="of:=[.C65]*2+55" office:value-type="float" office:value="5185303" calcext:value-type="float">
            <text:p>5185303</text:p>
          </table:table-cell>
          <table:table-cell table:style-name="ce2" office:value-type="string" calcext:value-type="string">
            <text:p>51.9</text:p>
          </table:table-cell>
          <table:table-cell table:style-name="ce1"/>
          <table:table-cell table:style-name="ce1" table:formula="of:=2^9*[.C57]" office:value-type="float" office:value="5184000" calcext:value-type="float">
            <text:p>5184000</text:p>
          </table:table-cell>
          <table:table-cell table:style-name="ce1" office:value-type="float" office:value="1303" calcext:value-type="float">
            <text:p>1303</text:p>
          </table:table-cell>
          <table:table-cell table:number-columns-repeated="4"/>
          <table:table-cell table:style-name="ce1"/>
          <table:table-cell table:number-columns-repeated="3"/>
          <table:table-cell table:style-name="ce1" table:number-columns-repeated="3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Teacher lvl 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50.0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Teacher lvl 2</text:p>
          </table:table-cell>
          <table:table-cell table:style-name="ce5" table:formula="of:=[.C67]*2+1" office:value-type="float" office:value="201" calcext:value-type="float">
            <text:p>201</text:p>
          </table:table-cell>
          <table:table-cell table:style-name="ce2" office:value-type="string" calcext:value-type="string">
            <text:p>50.1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Teacher lvl 4</text:p>
          </table:table-cell>
          <table:table-cell table:style-name="ce5" table:formula="of:=[.C68]*2+2" office:value-type="float" office:value="404" calcext:value-type="float">
            <text:p>404</text:p>
          </table:table-cell>
          <table:table-cell table:style-name="ce2" office:value-type="string" calcext:value-type="string">
            <text:p>50.2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Teacher lvl 8</text:p>
          </table:table-cell>
          <table:table-cell table:style-name="ce5" table:formula="of:=[.C69]*2+3" office:value-type="float" office:value="811" calcext:value-type="float">
            <text:p>811</text:p>
          </table:table-cell>
          <table:table-cell table:style-name="ce2" office:value-type="string" calcext:value-type="string">
            <text:p>50.3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all sports</text:p>
          </table:table-cell>
          <table:table-cell table:style-name="ce2" office:value-type="string" calcext:value-type="string">
            <text:p>Soccer ball</text:p>
          </table:table-cell>
          <table:table-cell table:style-name="ce4" office:value-type="float" office:value="2953" calcext:value-type="float">
            <text:p>2953</text:p>
          </table:table-cell>
          <table:table-cell table:style-name="ce2" office:value-type="string" calcext:value-type="string">
            <text:p>61.0</text:p>
          </table:table-cell>
          <table:table-cell table:style-name="ce2" office:value-type="string" calcext:value-type="string">
            <text:p>Stadiu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ennis ball</text:p>
          </table:table-cell>
          <table:table-cell table:style-name="ce5" table:formula="of:=[.C72]*2+1" office:value-type="float" office:value="5907" calcext:value-type="float">
            <text:p>5907</text:p>
          </table:table-cell>
          <table:table-cell table:style-name="ce2" office:value-type="string" calcext:value-type="string">
            <text:p>61.1</text:p>
          </table:table-cell>
          <table:table-cell table:style-name="ce2" office:value-type="string" calcext:value-type="string">
            <text:p>Stadiu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oftball</text:p>
          </table:table-cell>
          <table:table-cell table:style-name="ce5" table:formula="of:=[.C73]*2+2" office:value-type="float" office:value="11816" calcext:value-type="float">
            <text:p>11816</text:p>
          </table:table-cell>
          <table:table-cell table:style-name="ce2" office:value-type="string" calcext:value-type="string">
            <text:p>61.2</text:p>
          </table:table-cell>
          <table:table-cell table:style-name="ce2" office:value-type="string" calcext:value-type="string">
            <text:p>Stadiu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aseball</text:p>
          </table:table-cell>
          <table:table-cell table:style-name="ce5" table:formula="of:=[.C74]*2+3" office:value-type="float" office:value="23635" calcext:value-type="float">
            <text:p>23635</text:p>
          </table:table-cell>
          <table:table-cell table:style-name="ce2" office:value-type="string" calcext:value-type="string">
            <text:p>61.3</text:p>
          </table:table-cell>
          <table:table-cell table:style-name="ce2" office:value-type="string" calcext:value-type="string">
            <text:p>Stadiu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olleyball</text:p>
          </table:table-cell>
          <table:table-cell table:style-name="ce5" table:formula="of:=[.C75]*2+5" office:value-type="float" office:value="47275" calcext:value-type="float">
            <text:p>47275</text:p>
          </table:table-cell>
          <table:table-cell table:style-name="ce2" office:value-type="string" calcext:value-type="string">
            <text:p>61.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sketball</text:p>
          </table:table-cell>
          <table:table-cell table:style-name="ce5" table:formula="of:=[.C76]*2+8" office:value-type="float" office:value="94558" calcext:value-type="float">
            <text:p>94558</text:p>
          </table:table-cell>
          <table:table-cell table:style-name="ce2" office:value-type="string" calcext:value-type="string">
            <text:p>61.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ugby football</text:p>
          </table:table-cell>
          <table:table-cell table:style-name="ce5" table:formula="of:=[.C77]*2+13" office:value-type="float" office:value="189129" calcext:value-type="float">
            <text:p>189129</text:p>
          </table:table-cell>
          <table:table-cell table:style-name="ce2"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merican football</text:p>
          </table:table-cell>
          <table:table-cell table:style-name="ce5" table:formula="of:=[.C78]*2+21" office:value-type="float" office:value="378279" calcext:value-type="float">
            <text:p>378279</text:p>
          </table:table-cell>
          <table:table-cell table:style-name="ce2" office:value-type="string" calcext:value-type="string">
            <text:p>61.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8 ball</text:p>
          </table:table-cell>
          <table:table-cell table:style-name="ce5" table:formula="of:=[.C79]*2+34" office:value-type="float" office:value="756592" calcext:value-type="float">
            <text:p>756592</text:p>
          </table:table-cell>
          <table:table-cell table:style-name="ce2" office:value-type="string" calcext:value-type="string">
            <text:p>61.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float" office:value="1302838" calcext:value-type="float">
            <text:p>1302838</text:p>
          </table:table-cell>
          <table:table-cell table:style-name="ce2" office:value-type="string" calcext:value-type="string">
            <text:p>71.0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ccordion</text:p>
          </table:table-cell>
          <table:table-cell table:style-name="ce5" table:formula="of:=[.C82]*2+2" office:value-type="float" office:value="2605678" calcext:value-type="float">
            <text:p>2605678</text:p>
          </table:table-cell>
          <table:table-cell table:style-name="ce2" office:value-type="string" calcext:value-type="string">
            <text:p>71.1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rum</text:p>
          </table:table-cell>
          <table:table-cell table:style-name="ce5" table:formula="of:=[.C83]*2+3" office:value-type="float" office:value="5211359" calcext:value-type="float">
            <text:p>5211359</text:p>
          </table:table-cell>
          <table:table-cell table:style-name="ce2" office:value-type="string" calcext:value-type="string">
            <text:p>71.2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ong Drum</text:p>
          </table:table-cell>
          <table:table-cell table:style-name="ce5" table:formula="of:=[.C84]*2+5" office:value-type="float" office:value="10422723" calcext:value-type="float">
            <text:p>10422723</text:p>
          </table:table-cell>
          <table:table-cell table:style-name="ce2" office:value-type="string" calcext:value-type="string">
            <text:p>71.3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uitar</text:p>
          </table:table-cell>
          <table:table-cell table:style-name="ce5" table:formula="of:=[.C85]*2+8" office:value-type="float" office:value="20845454" calcext:value-type="float">
            <text:p>20845454</text:p>
          </table:table-cell>
          <table:table-cell table:style-name="ce2" office:value-type="string" calcext:value-type="string">
            <text:p>71.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njo</text:p>
          </table:table-cell>
          <table:table-cell table:style-name="ce5" table:formula="of:=[.C86]*2+13" office:value-type="float" office:value="41690921" calcext:value-type="float">
            <text:p>41690921</text:p>
          </table:table-cell>
          <table:table-cell table:style-name="ce2" office:value-type="string" calcext:value-type="string">
            <text:p>71.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iolin</text:p>
          </table:table-cell>
          <table:table-cell table:style-name="ce5" table:formula="of:=[.C87]*2+21" office:value-type="float" office:value="83381863" calcext:value-type="float">
            <text:p>83381863</text:p>
          </table:table-cell>
          <table:table-cell table:style-name="ce2" office:value-type="string" calcext:value-type="string">
            <text:p>71.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rumpet</text:p>
          </table:table-cell>
          <table:table-cell table:style-name="ce5" table:formula="of:=[.C88]*2+34" office:value-type="float" office:value="166763760" calcext:value-type="float">
            <text:p>166763760</text:p>
          </table:table-cell>
          <table:table-cell table:style-name="ce2" office:value-type="string" calcext:value-type="string">
            <text:p>71.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xophone</text:p>
          </table:table-cell>
          <table:table-cell table:style-name="ce5" table:formula="of:=[.C89]*2+55" office:value-type="float" office:value="333527575" calcext:value-type="float">
            <text:p>333527575</text:p>
          </table:table-cell>
          <table:table-cell table:style-name="ce2" office:value-type="string" calcext:value-type="string">
            <text:p>71.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usic Note</text:p>
          </table:table-cell>
          <table:table-cell table:style-name="ce4" office:value-type="float" office:value="219744900" calcext:value-type="float">
            <text:p>219744900</text:p>
          </table:table-cell>
          <table:table-cell table:style-name="ce2" office:value-type="string" calcext:value-type="string">
            <text:p>72.0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usic Notes</text:p>
          </table:table-cell>
          <table:table-cell table:style-name="ce5" table:formula="of:=[.C92]*2+1" office:value-type="float" office:value="439489801" calcext:value-type="float">
            <text:p>439489801</text:p>
          </table:table-cell>
          <table:table-cell table:style-name="ce2" office:value-type="string" calcext:value-type="string">
            <text:p>72.1</text:p>
          </table:table-cell>
          <table:table-cell table:style-name="ce2"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usic Score</text:p>
          </table:table-cell>
          <table:table-cell table:style-name="ce5" table:formula="of:=[.C93]*2+2" office:value-type="float" office:value="878979604" calcext:value-type="float">
            <text:p>878979604</text:p>
          </table:table-cell>
          <table:table-cell table:style-name="ce2" office:value-type="string" calcext:value-type="string">
            <text:p>72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D</text:p>
          </table:table-cell>
          <table:table-cell table:style-name="ce5" table:formula="of:=[.C94]*2+3" office:value-type="float" office:value="1757959211" calcext:value-type="float">
            <text:p>1757959211</text:p>
          </table:table-cell>
          <table:table-cell table:style-name="ce2" office:value-type="string" calcext:value-type="string">
            <text:p>72.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VD</text:p>
          </table:table-cell>
          <table:table-cell table:style-name="ce5" table:formula="of:=[.C95]*2+5" office:value-type="float" office:value="3515918427" calcext:value-type="float">
            <text:p>3515918427</text:p>
          </table:table-cell>
          <table:table-cell table:style-name="ce2" office:value-type="string" calcext:value-type="string">
            <text:p>72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2" office:value-type="string" calcext:value-type="string">
            <text:p>Hammer</text:p>
          </table:table-cell>
          <table:table-cell table:style-name="ce2" office:value-type="float" office:value="4038" calcext:value-type="float">
            <text:p>4038</text:p>
          </table:table-cell>
          <table:table-cell table:style-name="ce2" office:value-type="string" calcext:value-type="string">
            <text:p>81.0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rench</text:p>
          </table:table-cell>
          <table:table-cell table:style-name="ce5" table:formula="of:=[.C98]*2+1" office:value-type="float" office:value="8077" calcext:value-type="float">
            <text:p>8077</text:p>
          </table:table-cell>
          <table:table-cell table:style-name="ce2" office:value-type="string" calcext:value-type="string">
            <text:p>81.1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ammer/Wrench</text:p>
          </table:table-cell>
          <table:table-cell table:style-name="ce5" table:formula="of:=[.C99]*2+2" office:value-type="float" office:value="16156" calcext:value-type="float">
            <text:p>16156</text:p>
          </table:table-cell>
          <table:table-cell table:style-name="ce2" office:value-type="string" calcext:value-type="string">
            <text:p>81.2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ammer/Pick</text:p>
          </table:table-cell>
          <table:table-cell table:style-name="ce5" table:formula="of:=[.C100]*2+3" office:value-type="float" office:value="32315" calcext:value-type="float">
            <text:p>32315</text:p>
          </table:table-cell>
          <table:table-cell table:style-name="ce2" office:value-type="string" calcext:value-type="string">
            <text:p>81.3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crewdriver</text:p>
          </table:table-cell>
          <table:table-cell table:style-name="ce5" table:formula="of:=[.C101]*2+5" office:value-type="float" office:value="64635" calcext:value-type="float">
            <text:p>64635</text:p>
          </table:table-cell>
          <table:table-cell table:style-name="ce2" office:value-type="string" calcext:value-type="string">
            <text:p>81.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olt</text:p>
          </table:table-cell>
          <table:table-cell table:style-name="ce5" table:formula="of:=[.C102]*2+8" office:value-type="float" office:value="129278" calcext:value-type="float">
            <text:p>129278</text:p>
          </table:table-cell>
          <table:table-cell table:style-name="ce2"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w</text:p>
          </table:table-cell>
          <table:table-cell table:style-name="ce5" table:formula="of:=[.C103]*2+13" office:value-type="float" office:value="258569" calcext:value-type="float">
            <text:p>258569</text:p>
          </table:table-cell>
          <table:table-cell table:style-name="ce2"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xe</text:p>
          </table:table-cell>
          <table:table-cell table:style-name="ce5" table:formula="of:=[.C104]*2+21" office:value-type="float" office:value="517159" calcext:value-type="float">
            <text:p>517159</text:p>
          </table:table-cell>
          <table:table-cell table:style-name="ce2" office:value-type="string" calcext:value-type="string">
            <text:p>81.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rowbar</text:p>
          </table:table-cell>
          <table:table-cell table:style-name="ce5" table:formula="of:=[.C105]*2+34" office:value-type="float" office:value="1034352" calcext:value-type="float">
            <text:p>1034352</text:p>
          </table:table-cell>
          <table:table-cell table:style-name="ce2" office:value-type="string" calcext:value-type="string">
            <text:p>81.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Helpers</text:p>
          </table:table-cell>
          <table:table-cell table:style-name="ce2" office:value-type="string" calcext:value-type="string">
            <text:p>Pencil</text:p>
          </table:table-cell>
          <table:table-cell table:style-name="ce4" office:value-type="float" office:value="243028" calcext:value-type="float">
            <text:p>243028</text:p>
          </table:table-cell>
          <table:table-cell table:style-name="ce2" office:value-type="string" calcext:value-type="string">
            <text:p>82.0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uler</text:p>
          </table:table-cell>
          <table:table-cell table:style-name="ce5" table:formula="of:=[.C108]*2+1" office:value-type="float" office:value="486057" calcext:value-type="float">
            <text:p>486057</text:p>
          </table:table-cell>
          <table:table-cell table:style-name="ce2" office:value-type="string" calcext:value-type="string">
            <text:p>82.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riangular Ruler</text:p>
          </table:table-cell>
          <table:table-cell table:style-name="ce5" table:formula="of:=[.C109]*2+2" office:value-type="float" office:value="972116" calcext:value-type="float">
            <text:p>972116</text:p>
          </table:table-cell>
          <table:table-cell table:style-name="ce2" office:value-type="string" calcext:value-type="string">
            <text:p>82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lamp</text:p>
          </table:table-cell>
          <table:table-cell table:style-name="ce5" table:formula="of:=[.C110]*2+3" office:value-type="float" office:value="1944235" calcext:value-type="float">
            <text:p>1944235</text:p>
          </table:table-cell>
          <table:table-cell table:style-name="ce2" office:value-type="string" calcext:value-type="string">
            <text:p>82.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2" office:value-type="string" calcext:value-type="string">
            <text:p>Safety Vest</text:p>
          </table:table-cell>
          <table:table-cell table:style-name="ce4" office:value-type="float" office:value="280382" calcext:value-type="float">
            <text:p>280382</text:p>
          </table:table-cell>
          <table:table-cell table:style-name="ce2" office:value-type="string" calcext:value-type="string">
            <text:p>83.0</text:p>
          </table:table-cell>
          <table:table-cell table:style-name="ce2" office:value-type="string" calcext:value-type="string">
            <text:p>Toolbo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orker</text:p>
          </table:table-cell>
          <table:table-cell table:style-name="ce5" table:formula="of:=[.C113]*2+1" office:value-type="float" office:value="560765" calcext:value-type="float">
            <text:p>560765</text:p>
          </table:table-cell>
          <table:table-cell table:style-name="ce2" office:value-type="string" calcext:value-type="string">
            <text:p>83.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rrier</text:p>
          </table:table-cell>
          <table:table-cell table:style-name="ce5" table:formula="of:=[.C114]*2+2" office:value-type="float" office:value="1121532" calcext:value-type="float">
            <text:p>1121532</text:p>
          </table:table-cell>
          <table:table-cell table:style-name="ce2" office:value-type="string" calcext:value-type="string">
            <text:p>83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rane</text:p>
          </table:table-cell>
          <table:table-cell table:style-name="ce5" table:formula="of:=[.C115]*2+3" office:value-type="float" office:value="2243067" calcext:value-type="float">
            <text:p>2243067</text:p>
          </table:table-cell>
          <table:table-cell table:style-name="ce2" office:value-type="string" calcext:value-type="string">
            <text:p>83.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Droplet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91.0</text:p>
          </table:table-cell>
          <table:table-cell table:style-name="ce2" office:value-type="string" calcext:value-type="string">
            <text:p>Water pisto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roplets</text:p>
          </table:table-cell>
          <table:table-cell table:style-name="ce5" table:formula="of:=[.C118]*2+1" office:value-type="float" office:value="11" calcext:value-type="float">
            <text:p>11</text:p>
          </table:table-cell>
          <table:table-cell table:style-name="ce2" office:value-type="string" calcext:value-type="string">
            <text:p>91.1</text:p>
          </table:table-cell>
          <table:table-cell table:style-name="ce2" office:value-type="string" calcext:value-type="string">
            <text:p>Water pistol, showe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ucket</text:p>
          </table:table-cell>
          <table:table-cell table:style-name="ce5" table:formula="of:=[.C119]*2+2" office:value-type="float" office:value="24" calcext:value-type="float">
            <text:p>24</text:p>
          </table:table-cell>
          <table:table-cell table:style-name="ce2" office:value-type="string" calcext:value-type="string">
            <text:p>91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thtub</text:p>
          </table:table-cell>
          <table:table-cell table:style-name="ce5" table:formula="of:=[.C120]*2+3" office:value-type="float" office:value="51" calcext:value-type="float">
            <text:p>51</text:p>
          </table:table-cell>
          <table:table-cell table:style-name="ce2" office:value-type="string" calcext:value-type="string">
            <text:p>91.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Coin</text:p>
          </table:table-cell>
          <table:table-cell table:style-name="ce4" office:value-type="float" office:value="250" calcext:value-type="float">
            <text:p>250</text:p>
          </table:table-cell>
          <table:table-cell table:style-name="ce2" office:value-type="string" calcext:value-type="string">
            <text:p>92.0</text:p>
          </table:table-cell>
          <table:table-cell table:style-name="ce2" office:value-type="string" calcext:value-type="string">
            <text:p>Fountai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urse</text:p>
          </table:table-cell>
          <table:table-cell table:style-name="ce5" table:formula="of:=[.C123]*2+1" office:value-type="float" office:value="501" calcext:value-type="float">
            <text:p>501</text:p>
          </table:table-cell>
          <table:table-cell table:style-name="ce2" office:value-type="string" calcext:value-type="string">
            <text:p>92.1</text:p>
          </table:table-cell>
          <table:table-cell table:style-name="ce2" office:value-type="string" calcext:value-type="string">
            <text:p>Fountai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anknotes</text:p>
          </table:table-cell>
          <table:table-cell table:style-name="ce5" table:formula="of:=[.C124]*2+2" office:value-type="float" office:value="1004" calcext:value-type="float">
            <text:p>1004</text:p>
          </table:table-cell>
          <table:table-cell table:style-name="ce2" office:value-type="string" calcext:value-type="string">
            <text:p>92.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inged Banknotes</text:p>
          </table:table-cell>
          <table:table-cell table:style-name="ce5" table:formula="of:=[.C125]*2+3" office:value-type="float" office:value="2011" calcext:value-type="float">
            <text:p>2011</text:p>
          </table:table-cell>
          <table:table-cell table:style-name="ce2" office:value-type="string" calcext:value-type="string">
            <text:p>92.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oney Bag</text:p>
          </table:table-cell>
          <table:table-cell table:style-name="ce5" table:formula="of:=[.C126]*2+5" office:value-type="float" office:value="4027" calcext:value-type="float">
            <text:p>4027</text:p>
          </table:table-cell>
          <table:table-cell table:style-name="ce2" office:value-type="string" calcext:value-type="string">
            <text:p>92.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nk</text:p>
          </table:table-cell>
          <table:table-cell table:style-name="ce5" table:formula="of:=[.C127]*2+8" office:value-type="float" office:value="8062" calcext:value-type="float">
            <text:p>8062</text:p>
          </table:table-cell>
          <table:table-cell table:style-name="ce2" office:value-type="string" calcext:value-type="string">
            <text:p>92.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ickaxe</text:p>
          </table:table-cell>
          <table:table-cell table:style-name="ce2" office:value-type="string" calcext:value-type="string">
            <text:p>Pet Rock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01.0</text:p>
          </table:table-cell>
          <table:table-cell table:style-name="ce2" office:value-type="string" calcext:value-type="string">
            <text:p>Pi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ems</text:p>
          </table:table-cell>
          <table:table-cell table:style-name="ce2" office:value-type="string" calcext:value-type="string">
            <text:p>Diamond</text:p>
          </table:table-cell>
          <table:table-cell table:style-name="ce4" office:value-type="float" office:value="15000" calcext:value-type="float">
            <text:p>15000</text:p>
          </table:table-cell>
          <table:table-cell table:style-name="ce2" office:value-type="string" calcext:value-type="string">
            <text:p>202.0</text:p>
          </table:table-cell>
          <table:table-cell table:style-name="ce2" office:value-type="string" calcext:value-type="string">
            <text:p>Pick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iamond Ring</text:p>
          </table:table-cell>
          <table:table-cell table:style-name="ce4" office:value-type="float" office:value="35000" calcext:value-type="float">
            <text:p>35000</text:p>
          </table:table-cell>
          <table:table-cell table:style-name="ce2" office:value-type="string" calcext:value-type="string">
            <text:p>202.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rown</text:p>
          </table:table-cell>
          <table:table-cell table:style-name="ce4" office:value-type="float" office:value="75000" calcext:value-type="float">
            <text:p>75000</text:p>
          </table:table-cell>
          <table:table-cell table:style-name="ce2" office:value-type="string" calcext:value-type="string">
            <text:p>202.2</text:p>
          </table:table-cell>
          <table:table-cell table:number-columns-repeated="1020"/>
        </table:table-row>
        <table:table-row table:style-name="ro1" table:number-rows-repeated="910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7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ies" table:style-name="ta2"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Factory</text:p>
          </table:table-cell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Tree (10.0)</text:p>
          </table:table-cell>
          <table:table-cell table:style-name="ce1" office:value-type="string" calcext:value-type="string">
            <text:p># of drops</text:p>
          </table:table-cell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:</text:p>
          </table:table-cell>
          <table:table-cell table:style-name="ce10"/>
          <table:table-cell/>
          <table:table-cell table:style-name="ce13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Double check</text:p>
          </table:table-cell>
          <table:table-cell/>
          <table:table-cell table:style-name="ce2" office:value-type="string" calcext:value-type="string">
            <text:p>avg prof. per tick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5 coins, 1 energy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SUM ([.E3]+[.G3]+[.I3]+[.K3]+[.M3]+[.O3])" office:value-type="percentage" office:value="1" calcext:value-type="percentage">
            <text:p>100.00%</text:p>
          </table:table-cell>
          <table:table-cell table:style-name="ce6" table:formula="of:=([.E3]*[$Products.C2]+[.G3]*[$Products.C3]+[.I3]*[$Products.C4]+[.K3]*[$Products.C5]+[.M3]*[$Products.C16]+[.O3]*[$Products.C17])" office:value-type="float" office:value="1.22" calcext:value-type="float">
            <text:p>1.22</text:p>
          </table:table-cell>
          <table:table-cell table:style-name="ce6" table:formula="of:=[.S3]/[.C3]" office:value-type="float" office:value="0.0203333333333333" calcext:value-type="float">
            <text:p>0.020333333333333</text:p>
          </table:table-cell>
          <table:table-cell table:style-name="ce7" office:value-type="string" calcext:value-type="string">
            <text:p><text:a xlink:href="https://emojipedia-us.s3.dualstack.us-west-1.amazonaws.com/thumbs/120/apple/285/deciduous-tree_1f333.png" xlink:type="simple">https://emojipedia-us.s3.dualstack.us-west-1.amazonaws.com/thumbs/120/apple/285/deciduous-tree_1f333.png</text:a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.9" calcext:value-type="percentage">
            <text:p>90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3]*1.5+1;0)" office:value-type="float" office:value="6" calcext:value-type="float">
            <text:p>6</text:p>
          </table:table-cell>
          <table:table-cell table:style-name="ce10" table:formula="of:=SUM ([.E4]+[.G4]+[.I4]+[.K4]+[.M4]+[.O4])" office:value-type="percentage" office:value="1" calcext:value-type="percentage">
            <text:p>100.00%</text:p>
          </table:table-cell>
          <table:table-cell table:style-name="ce6" table:formula="of:=([.E4]*[$Products.C2]+[.G4]*[$Products.C3]+[.I4]*[$Products.C4]+[.K4]*[$Products.C5]+[.M4]*[$Products.C16]+[.O4]*[$Products.C17])" office:value-type="float" office:value="1.61" calcext:value-type="float">
            <text:p>1.61</text:p>
          </table:table-cell>
          <table:table-cell table:style-name="ce6" table:formula="of:=[.S4]/[.C4]" office:value-type="float" office:value="0.0298148148148148" calcext:value-type="float">
            <text:p>0.0298148148148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.77" calcext:value-type="percentage">
            <text:p>77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16" calcext:value-type="percentage">
            <text:p>16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4]*1.5+2;0)" office:value-type="float" office:value="11" calcext:value-type="float">
            <text:p>11</text:p>
          </table:table-cell>
          <table:table-cell table:style-name="ce10" table:formula="of:=SUM ([.E5]+[.G5]+[.I5]+[.K5]+[.M5]+[.O5])" office:value-type="percentage" office:value="1" calcext:value-type="percentage">
            <text:p>100.00%</text:p>
          </table:table-cell>
          <table:table-cell table:style-name="ce6" table:formula="of:=([.E5]*[$Products.C2]+[.G5]*[$Products.C3]+[.I5]*[$Products.C4]+[.K5]*[$Products.C5]+[.M5]*[$Products.C16]+[.O5]*[$Products.C17])" office:value-type="float" office:value="2.16" calcext:value-type="float">
            <text:p>2.16</text:p>
          </table:table-cell>
          <table:table-cell table:style-name="ce6" table:formula="of:=[.S5]/[.C5]" office:value-type="float" office:value="0.045" calcext:value-type="float">
            <text:p>0.0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.62" calcext:value-type="percentage">
            <text:p>62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28" calcext:value-type="percentage">
            <text:p>28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07" calcext:value-type="percentage">
            <text:p>7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5]*1.5+3;0)" office:value-type="float" office:value="20" calcext:value-type="float">
            <text:p>20</text:p>
          </table:table-cell>
          <table:table-cell table:style-name="ce10" table:formula="of:=SUM ([.E6]+[.G6]+[.I6]+[.K6]+[.M6]+[.O6])" office:value-type="percentage" office:value="1" calcext:value-type="percentage">
            <text:p>100.00%</text:p>
          </table:table-cell>
          <table:table-cell table:style-name="ce6" table:formula="of:=([.E6]*[$Products.C2]+[.G6]*[$Products.C3]+[.I6]*[$Products.C4]+[.K6]*[$Products.C5]+[.M6]*[$Products.C16]+[.O6]*[$Products.C17])" office:value-type="float" office:value="2.75" calcext:value-type="float">
            <text:p>2.75</text:p>
          </table:table-cell>
          <table:table-cell table:style-name="ce6" table:formula="of:=[.S6]/[.C6]" office:value-type="float" office:value="0.0654761904761905" calcext:value-type="float">
            <text:p>0.06547619047619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.33" calcext:value-type="percentage">
            <text:p>33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6]*1.5+5;0)" office:value-type="float" office:value="35" calcext:value-type="float">
            <text:p>35</text:p>
          </table:table-cell>
          <table:table-cell table:style-name="ce10" table:formula="of:=SUM ([.E7]+[.G7]+[.I7]+[.K7]+[.M7]+[.O7])" office:value-type="percentage" office:value="1" calcext:value-type="percentage">
            <text:p>100.00%</text:p>
          </table:table-cell>
          <table:table-cell table:style-name="ce6" table:formula="of:=([.E7]*[$Products.C2]+[.G7]*[$Products.C3]+[.I7]*[$Products.C4]+[.K7]*[$Products.C5]+[.M7]*[$Products.C16]+[.O7]*[$Products.C17])" office:value-type="float" office:value="4" calcext:value-type="float">
            <text:p>4</text:p>
          </table:table-cell>
          <table:table-cell table:style-name="ce6" table:formula="of:=[.S7]/[.C7]" office:value-type="float" office:value="0.111111111111111" calcext:value-type="float">
            <text:p>0.11111111111111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6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72" calcext:value-type="percentage">
            <text:p>72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08" calcext:value-type="percentage">
            <text:p>8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16" calcext:value-type="percentage">
            <text:p>16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7]*1.5+8;0)" office:value-type="float" office:value="61" calcext:value-type="float">
            <text:p>61</text:p>
          </table:table-cell>
          <table:table-cell table:style-name="ce10" table:formula="of:=SUM ([.E8]+[.G8]+[.I8]+[.K8]+[.M8]+[.O8])" office:value-type="percentage" office:value="1" calcext:value-type="percentage">
            <text:p>100.00%</text:p>
          </table:table-cell>
          <table:table-cell table:style-name="ce6" table:formula="of:=([.E8]*[$Products.C2]+[.G8]*[$Products.C3]+[.I8]*[$Products.C4]+[.K8]*[$Products.C5]+[.M8]*[$Products.C16]+[.O8]*[$Products.C17])" office:value-type="float" office:value="6.08" calcext:value-type="float">
            <text:p>6.08</text:p>
          </table:table-cell>
          <table:table-cell table:style-name="ce6" table:formula="of:=[.S8]/[.C8]" office:value-type="float" office:value="0.202666666666667" calcext:value-type="float">
            <text:p>0.2026666666666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7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pple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Banana</text:p>
          </table:table-cell>
          <table:table-cell table:style-name="ce11" office:value-type="percentage" office:value="0.59" calcext:value-type="percentage">
            <text:p>59.00%</text:p>
          </table:table-cell>
          <table:table-cell table:style-name="ce2" office:value-type="string" calcext:value-type="string">
            <text:p>Pineapple</text:p>
          </table:table-cell>
          <table:table-cell table:style-name="ce11" office:value-type="percentage" office:value="0.13" calcext:value-type="percentage">
            <text:p>13.00%</text:p>
          </table:table-cell>
          <table:table-cell table:style-name="ce2" office:value-type="string" calcext:value-type="string">
            <text:p>Cherries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2" calcext:value-type="percentage">
            <text:p>20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-</text:p>
          </table:table-cell>
          <table:table-cell table:style-name="ce5" table:formula="of:=ROUND([.Q8]*1.5+13;0)" office:value-type="float" office:value="105" calcext:value-type="float">
            <text:p>105</text:p>
          </table:table-cell>
          <table:table-cell table:style-name="ce10" table:formula="of:=SUM ([.E9]+[.G9]+[.I9]+[.K9]+[.M9]+[.O9])" office:value-type="percentage" office:value="1" calcext:value-type="percentage">
            <text:p>100.00%</text:p>
          </table:table-cell>
          <table:table-cell table:style-name="ce6" table:formula="of:=([.E9]*[$Products.C2]+[.G9]*[$Products.C3]+[.I9]*[$Products.C4]+[.K9]*[$Products.C5]+[.M9]*[$Products.C16]+[.O9]*[$Products.C17])" office:value-type="float" office:value="7.69" calcext:value-type="float">
            <text:p>7.69</text:p>
          </table:table-cell>
          <table:table-cell table:style-name="ce6" table:formula="of:=[.S9]/[.C9]" office:value-type="float" office:value="0.320416666666667" calcext:value-type="float">
            <text:p>0.32041666666666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Farmer (20.0)</text:p>
          </table:table-cell>
          <table:table-cell table:style-name="ce1"/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el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1 Watermelon, 1 energy</text:p>
          </table:table-cell>
          <table:table-cell table:style-name="ce2" office:value-type="float" office:value="35" calcext:value-type="float">
            <text:p>35</text:p>
          </table:table-cell>
          <table:table-cell table:style-name="ce10" table:formula="of:=SUM ([.E12]+[.G12]+[.I12]+[.K12]+[.M12]+[.O12])" office:value-type="percentage" office:value="1" calcext:value-type="percentage">
            <text:p>100.00%</text:p>
          </table:table-cell>
          <table:table-cell table:style-name="ce6" table:formula="of:=[.E12]*[$Products.C16]+[.G12]*[$Products.C17]+[.I12]*[$Products.C18]+[.K12]*[$Products.C19]+[.M12]*[$Products.C28]+[.O12]*[$Products.C29]" office:value-type="float" office:value="32.29" calcext:value-type="float">
            <text:p>32.29</text:p>
          </table:table-cell>
          <table:table-cell table:style-name="ce6" table:formula="of:=[.S12]/[.C12]" office:value-type="float" office:value="0.538166666666667" calcext:value-type="float">
            <text:p>0.538166666666667</text:p>
          </table:table-cell>
          <table:table-cell table:style-name="ce7" office:value-type="string" calcext:value-type="string">
            <text:p><text:a xlink:href="https://emojipedia-us.s3.dualstack.us-west-1.amazonaws.com/thumbs/120/apple/285/farmer_1f9d1-200d-1f33e.png" xlink:type="simple">https://emojipedia-us.s3.dualstack.us-west-1.amazonaws.com/thumbs/120/apple/285/farmer_1f9d1-200d-1f33e.png</text:a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84" calcext:value-type="percentage">
            <text:p>84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2" table:formula="of:=ROUND([.Q12]*1.5+1;0)" office:value-type="float" office:value="54" calcext:value-type="float">
            <text:p>54</text:p>
          </table:table-cell>
          <table:table-cell table:style-name="ce10" table:formula="of:=SUM ([.E13]+[.G13]+[.I13]+[.K13]+[.M13]+[.O13])" office:value-type="percentage" office:value="1" calcext:value-type="percentage">
            <text:p>100.00%</text:p>
          </table:table-cell>
          <table:table-cell table:style-name="ce6" table:formula="of:=[.E13]*[$Products.C16]+[.G13]*[$Products.C17]+[.I13]*[$Products.C18]+[.K13]*[$Products.C19]+[.M13]*[$Products.C28]+[.O13]*[$Products.C29]" office:value-type="float" office:value="84.18" calcext:value-type="float">
            <text:p>84.18</text:p>
          </table:table-cell>
          <table:table-cell table:style-name="ce6" table:formula="of:=[.S13]/[.C13]" office:value-type="float" office:value="1.58830188679245" calcext:value-type="float">
            <text:p>1.588301886792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71" calcext:value-type="percentage">
            <text:p>71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17" calcext:value-type="percentage">
            <text:p>17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08" calcext:value-type="percentage">
            <text:p>8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-</text:p>
          </table:table-cell>
          <table:table-cell table:style-name="ce2" table:formula="of:=ROUND([.Q13]*1.5+2;0)" office:value-type="float" office:value="83" calcext:value-type="float">
            <text:p>83</text:p>
          </table:table-cell>
          <table:table-cell table:style-name="ce10" table:formula="of:=SUM ([.E14]+[.G14]+[.I14]+[.K14]+[.M14]+[.O14])" office:value-type="percentage" office:value="1" calcext:value-type="percentage">
            <text:p>100.00%</text:p>
          </table:table-cell>
          <table:table-cell table:style-name="ce6" table:formula="of:=[.E14]*[$Products.C16]+[.G14]*[$Products.C17]+[.I14]*[$Products.C18]+[.K14]*[$Products.C19]+[.M14]*[$Products.C28]+[.O14]*[$Products.C29]" office:value-type="float" office:value="153.55" calcext:value-type="float">
            <text:p>153.55</text:p>
          </table:table-cell>
          <table:table-cell table:style-name="ce6" table:formula="of:=[.S14]/[.C14]" office:value-type="float" office:value="3.33804347826087" calcext:value-type="float">
            <text:p>3.3380434782608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47" calcext:value-type="percentage">
            <text:p>47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13" calcext:value-type="percentage">
            <text:p>13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-</text:p>
          </table:table-cell>
          <table:table-cell table:style-name="ce2" table:formula="of:=ROUND([.Q14]*1.5+3;0)" office:value-type="float" office:value="128" calcext:value-type="float">
            <text:p>128</text:p>
          </table:table-cell>
          <table:table-cell table:style-name="ce10" table:formula="of:=SUM ([.E15]+[.G15]+[.I15]+[.K15]+[.M15]+[.O15])" office:value-type="percentage" office:value="1" calcext:value-type="percentage">
            <text:p>100.00%</text:p>
          </table:table-cell>
          <table:table-cell table:style-name="ce6" table:formula="of:=[.E15]*[$Products.C16]+[.G15]*[$Products.C17]+[.I15]*[$Products.C18]+[.K15]*[$Products.C19]+[.M15]*[$Products.C28]+[.O15]*[$Products.C29]" office:value-type="float" office:value="276.13" calcext:value-type="float">
            <text:p>276.13</text:p>
          </table:table-cell>
          <table:table-cell table:style-name="ce6" table:formula="of:=[.S15]/[.C15]" office:value-type="float" office:value="7.08025641025641" calcext:value-type="float">
            <text:p>7.0802564102564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.23" calcext:value-type="percentage">
            <text:p>23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46" calcext:value-type="percentage">
            <text:p>46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.07" calcext:value-type="percentage">
            <text:p>7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16" calcext:value-type="percentage">
            <text:p>16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-</text:p>
          </table:table-cell>
          <table:table-cell table:style-name="ce2" table:formula="of:=ROUND([.Q15]*1.5+5;0)" office:value-type="float" office:value="197" calcext:value-type="float">
            <text:p>197</text:p>
          </table:table-cell>
          <table:table-cell table:style-name="ce10" table:formula="of:=SUM ([.E16]+[.G16]+[.I16]+[.K16]+[.M16]+[.O16])" office:value-type="percentage" office:value="1" calcext:value-type="percentage">
            <text:p>100.00%</text:p>
          </table:table-cell>
          <table:table-cell table:style-name="ce6" table:formula="of:=[.E16]*[$Products.C16]+[.G16]*[$Products.C17]+[.I16]*[$Products.C18]+[.K16]*[$Products.C19]+[.M16]*[$Products.C28]+[.O16]*[$Products.C29]" office:value-type="float" office:value="398.37" calcext:value-type="float">
            <text:p>398.37</text:p>
          </table:table-cell>
          <table:table-cell table:style-name="ce6" table:formula="of:=[.S16]/[.C16]" office:value-type="float" office:value="12.4490625" calcext:value-type="float">
            <text:p>12.449062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evel 6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omato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ucumber</text:p>
          </table:table-cell>
          <table:table-cell table:style-name="ce11" office:value-type="percentage" office:value="0.52" calcext:value-type="percentage">
            <text:p>52.00%</text:p>
          </table:table-cell>
          <table:table-cell table:style-name="ce2" office:value-type="string" calcext:value-type="string">
            <text:p>Onion</text:p>
          </table:table-cell>
          <table:table-cell table:style-name="ce11" office:value-type="percentage" office:value="0.12" calcext:value-type="percentage">
            <text:p>12.00%</text:p>
          </table:table-cell>
          <table:table-cell table:style-name="ce2" office:value-type="string" calcext:value-type="string">
            <text:p>Carrot</text:p>
          </table:table-cell>
          <table:table-cell table:style-name="ce11" office:value-type="percentage" office:value="0.09" calcext:value-type="percentage">
            <text:p>9.00%</text:p>
          </table:table-cell>
          <table:table-cell table:style-name="ce2" office:value-type="string" calcext:value-type="string">
            <text:p>Cat</text:p>
          </table:table-cell>
          <table:table-cell table:style-name="ce11" office:value-type="percentage" office:value="0.22" calcext:value-type="percentage">
            <text:p>22.00%</text:p>
          </table:table-cell>
          <table:table-cell table:style-name="ce2" office:value-type="string" calcext:value-type="string">
            <text:p>Rabbit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-</text:p>
          </table:table-cell>
          <table:table-cell table:style-name="ce2" table:formula="of:=ROUND([.Q16]*1.5+8;0)" office:value-type="float" office:value="304" calcext:value-type="float">
            <text:p>304</text:p>
          </table:table-cell>
          <table:table-cell table:style-name="ce10" table:formula="of:=SUM ([.E17]+[.G17]+[.I17]+[.K17]+[.M17]+[.O17])" office:value-type="percentage" office:value="1" calcext:value-type="percentage">
            <text:p>100.00%</text:p>
          </table:table-cell>
          <table:table-cell table:style-name="ce6" table:formula="of:=[.E17]*[$Products.C16]+[.G17]*[$Products.C17]+[.I17]*[$Products.C18]+[.K17]*[$Products.C19]+[.M17]*[$Products.C28]+[.O17]*[$Products.C29]" office:value-type="float" office:value="573.24" calcext:value-type="float">
            <text:p>573.24</text:p>
          </table:table-cell>
          <table:table-cell table:style-name="ce6" table:formula="of:=[.S17]/[.C17]" office:value-type="float" office:value="23.885" calcext:value-type="float">
            <text:p>23.88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Bakery (30.0)</text:p>
          </table:table-cell>
          <table:table-cell table:style-name="ce1"/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: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el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ead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Croissant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Baguette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Flatbread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11"/>
          <table:table-cell table:style-name="ce2" office:value-type="string" calcext:value-type="string">
            <text:p>1 Eggplant, 1 energy</text:p>
          </table:table-cell>
          <table:table-cell table:style-name="ce2" office:value-type="float" office:value="200" calcext:value-type="float">
            <text:p>200</text:p>
          </table:table-cell>
          <table:table-cell table:style-name="ce10" table:formula="of:=SUM ([.E20]+[.G20]+[.I20]+[.K20]+[.M20]+[.O20])" office:value-type="percentage" office:value="1" calcext:value-type="percentage">
            <text:p>100.00%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man-cook_1f468-200d-1f373.png" xlink:type="simple">https://emojipedia-us.s3.dualstack.us-west-1.amazonaws.com/thumbs/120/apple/285/man-cook_1f468-200d-1f373.png</text:a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read</text:p>
          </table:table-cell>
          <table:table-cell table:style-name="ce11" office:value-type="percentage" office:value="0.87" calcext:value-type="percentage">
            <text:p>87.00%</text:p>
          </table:table-cell>
          <table:table-cell table:style-name="ce2" office:value-type="string" calcext:value-type="string">
            <text:p>Croissant</text:p>
          </table:table-cell>
          <table:table-cell table:style-name="ce11" office:value-type="percentage" office:value="0.09" calcext:value-type="percentage">
            <text:p>9.00%</text:p>
          </table:table-cell>
          <table:table-cell table:style-name="ce2" office:value-type="string" calcext:value-type="string">
            <text:p>Baguette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Flatbread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03" calcext:value-type="percentage">
            <text:p>3.00%</text:p>
          </table:table-cell>
          <table:table-cell/>
          <table:table-cell table:style-name="ce11"/>
          <table:table-cell table:style-name="ce2" office:value-type="string" calcext:value-type="string">
            <text:p>-</text:p>
          </table:table-cell>
          <table:table-cell table:style-name="ce6" table:formula="of:=ROUND([.Q20]*1.5+1;0)" office:value-type="float" office:value="301" calcext:value-type="float">
            <text:p>301</text:p>
          </table:table-cell>
          <table:table-cell table:style-name="ce10" table:formula="of:=SUM ([.E21]+[.G21]+[.I21]+[.K21]+[.M21]+[.O2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Bread</text:p>
          </table:table-cell>
          <table:table-cell table:style-name="ce11" office:value-type="percentage" office:value="0.54" calcext:value-type="percentage">
            <text:p>54.00%</text:p>
          </table:table-cell>
          <table:table-cell table:style-name="ce2" office:value-type="string" calcext:value-type="string">
            <text:p>Croissant</text:p>
          </table:table-cell>
          <table:table-cell table:style-name="ce11" office:value-type="percentage" office:value="0.32" calcext:value-type="percentage">
            <text:p>32.00%</text:p>
          </table:table-cell>
          <table:table-cell table:style-name="ce2" office:value-type="string" calcext:value-type="string">
            <text:p>Baguette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Flatbread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08" calcext:value-type="percentage">
            <text:p>8.00%</text:p>
          </table:table-cell>
          <table:table-cell/>
          <table:table-cell table:style-name="ce11"/>
          <table:table-cell table:style-name="ce2" office:value-type="string" calcext:value-type="string">
            <text:p>-</text:p>
          </table:table-cell>
          <table:table-cell table:style-name="ce6" table:formula="of:=ROUND([.Q21]*1.5+2;0)" office:value-type="float" office:value="454" calcext:value-type="float">
            <text:p>454</text:p>
          </table:table-cell>
          <table:table-cell table:style-name="ce10" table:formula="of:=SUM ([.E22]+[.G22]+[.I22]+[.K22]+[.M22]+[.O22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read</text:p>
          </table:table-cell>
          <table:table-cell table:style-name="ce11" office:value-type="percentage" office:value="0.28" calcext:value-type="percentage">
            <text:p>28.00%</text:p>
          </table:table-cell>
          <table:table-cell table:style-name="ce2" office:value-type="string" calcext:value-type="string">
            <text:p>Croissant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2" office:value-type="string" calcext:value-type="string">
            <text:p>Baguette</text:p>
          </table:table-cell>
          <table:table-cell table:style-name="ce11" office:value-type="percentage" office:value="0.07" calcext:value-type="percentage">
            <text:p>7.00%</text:p>
          </table:table-cell>
          <table:table-cell table:style-name="ce2" office:value-type="string" calcext:value-type="string">
            <text:p>Flatbread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12" calcext:value-type="percentage">
            <text:p>12.00%</text:p>
          </table:table-cell>
          <table:table-cell/>
          <table:table-cell table:style-name="ce11"/>
          <table:table-cell table:style-name="ce2" office:value-type="string" calcext:value-type="string">
            <text:p>-</text:p>
          </table:table-cell>
          <table:table-cell table:style-name="ce6" table:formula="of:=ROUND([.Q22]*1.5+3;0)" office:value-type="float" office:value="684" calcext:value-type="float">
            <text:p>684</text:p>
          </table:table-cell>
          <table:table-cell table:style-name="ce10" table:formula="of:=SUM ([.E23]+[.G23]+[.I23]+[.K23]+[.M23]+[.O23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read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roissant</text:p>
          </table:table-cell>
          <table:table-cell table:style-name="ce11" office:value-type="percentage" office:value="0.42" calcext:value-type="percentage">
            <text:p>42.00%</text:p>
          </table:table-cell>
          <table:table-cell table:style-name="ce2" office:value-type="string" calcext:value-type="string">
            <text:p>Baguette</text:p>
          </table:table-cell>
          <table:table-cell table:style-name="ce11" office:value-type="percentage" office:value="0.18" calcext:value-type="percentage">
            <text:p>18.00%</text:p>
          </table:table-cell>
          <table:table-cell table:style-name="ce2" office:value-type="string" calcext:value-type="string">
            <text:p>Flatbread</text:p>
          </table:table-cell>
          <table:table-cell table:style-name="ce11" office:value-type="percentage" office:value="0.13" calcext:value-type="percentage">
            <text:p>13.00%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27" calcext:value-type="percentage">
            <text:p>27.00%</text:p>
          </table:table-cell>
          <table:table-cell/>
          <table:table-cell table:style-name="ce11"/>
          <table:table-cell table:style-name="ce2" office:value-type="string" calcext:value-type="string">
            <text:p>-</text:p>
          </table:table-cell>
          <table:table-cell table:style-name="ce6" table:formula="of:=ROUND([.Q23]*1.5+5;0)" office:value-type="float" office:value="1031" calcext:value-type="float">
            <text:p>1031</text:p>
          </table:table-cell>
          <table:table-cell table:style-name="ce10" table:formula="of:=SUM ([.E24]+[.G24]+[.I24]+[.K24]+[.M24]+[.O24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Chicken (40.0)</text:p>
          </table:table-cell>
          <table:table-cell/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: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el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Baby Chick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Duck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Swan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/>
          <table:table-cell table:style-name="ce11" office:value-type="percentage" office:value="0.01" calcext:value-type="percentage">
            <text:p>1.00%</text:p>
          </table:table-cell>
          <table:table-cell table:style-name="ce12"/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1 Pretzel, 3 energy</text:p>
          </table:table-cell>
          <table:table-cell table:style-name="ce2" office:value-type="float" office:value="2984" calcext:value-type="float">
            <text:p>2984</text:p>
          </table:table-cell>
          <table:table-cell table:style-name="ce10" table:formula="of:=SUM ([.E27]+[.G27]+[.I27]+[.K27]+[.M27]+[.O27])" office:value-type="percentage" office:value="1" calcext:value-type="percentage">
            <text:p>100.00%</text:p>
          </table:table-cell>
          <table:table-cell table:number-columns-repeated="2"/>
          <table:table-cell table:style-name="ce7" office:value-type="string" calcext:value-type="string">
            <text:p><text:a xlink:href="https://emojipedia-us.s3.dualstack.us-west-1.amazonaws.com/thumbs/120/apple/285/chicken_1f414.png" xlink:type="simple">https://emojipedia-us.s3.dualstack.us-west-1.amazonaws.com/thumbs/120/apple/285/chicken_1f414.png</text:a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87" calcext:value-type="percentage">
            <text:p>87.00%</text:p>
          </table:table-cell>
          <table:table-cell table:style-name="ce2" office:value-type="string" calcext:value-type="string">
            <text:p>Baby Chick</text:p>
          </table:table-cell>
          <table:table-cell table:style-name="ce11" office:value-type="percentage" office:value="0.09" calcext:value-type="percentage">
            <text:p>9.00%</text:p>
          </table:table-cell>
          <table:table-cell table:style-name="ce2" office:value-type="string" calcext:value-type="string">
            <text:p>Duck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Swan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2"/>
          <table:table-cell table:style-name="ce11" office:value-type="percentage" office:value="0.03" calcext:value-type="percentage">
            <text:p>3.00%</text:p>
          </table:table-cell>
          <table:table-cell table:style-name="ce12"/>
          <table:table-cell table:style-name="ce11" office:value-type="percentage" office:value="0" calcext:value-type="percentage">
            <text:p>0.00%</text:p>
          </table:table-cell>
          <table:table-cell/>
          <table:table-cell table:style-name="ce6" table:formula="of:=ROUND([.Q27]*1.5+1;0)" office:value-type="float" office:value="4477" calcext:value-type="float">
            <text:p>4477</text:p>
          </table:table-cell>
          <table:table-cell table:style-name="ce10" table:formula="of:=SUM ([.E28]+[.G28]+[.I28]+[.K28]+[.M28]+[.O28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54" calcext:value-type="percentage">
            <text:p>54.00%</text:p>
          </table:table-cell>
          <table:table-cell table:style-name="ce2" office:value-type="string" calcext:value-type="string">
            <text:p>Baby Chick</text:p>
          </table:table-cell>
          <table:table-cell table:style-name="ce11" office:value-type="percentage" office:value="0.32" calcext:value-type="percentage">
            <text:p>32.00%</text:p>
          </table:table-cell>
          <table:table-cell table:style-name="ce2" office:value-type="string" calcext:value-type="string">
            <text:p>Duck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Swan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12"/>
          <table:table-cell table:style-name="ce11" office:value-type="percentage" office:value="0.07" calcext:value-type="percentage">
            <text:p>7.00%</text:p>
          </table:table-cell>
          <table:table-cell table:style-name="ce12"/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6" table:formula="of:=ROUND([.Q28]*1.5+2;0)" office:value-type="float" office:value="6718" calcext:value-type="float">
            <text:p>6718</text:p>
          </table:table-cell>
          <table:table-cell table:style-name="ce10" table:formula="of:=SUM ([.E29]+[.G29]+[.I29]+[.K29]+[.M29]+[.O29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.28" calcext:value-type="percentage">
            <text:p>28.00%</text:p>
          </table:table-cell>
          <table:table-cell table:style-name="ce2" office:value-type="string" calcext:value-type="string">
            <text:p>Baby Chick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2" office:value-type="string" calcext:value-type="string">
            <text:p>Duck</text:p>
          </table:table-cell>
          <table:table-cell table:style-name="ce11" office:value-type="percentage" office:value="0.07" calcext:value-type="percentage">
            <text:p>7.00%</text:p>
          </table:table-cell>
          <table:table-cell table:style-name="ce2" office:value-type="string" calcext:value-type="string">
            <text:p>Swan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12"/>
          <table:table-cell table:style-name="ce11" office:value-type="percentage" office:value="0.09" calcext:value-type="percentage">
            <text:p>9.00%</text:p>
          </table:table-cell>
          <table:table-cell table:style-name="ce12"/>
          <table:table-cell table:style-name="ce11" office:value-type="percentage" office:value="0.03" calcext:value-type="percentage">
            <text:p>3.00%</text:p>
          </table:table-cell>
          <table:table-cell/>
          <table:table-cell table:style-name="ce6" table:formula="of:=ROUND([.Q29]*1.5+3;0)" office:value-type="float" office:value="10080" calcext:value-type="float">
            <text:p>10080</text:p>
          </table:table-cell>
          <table:table-cell table:style-name="ce10" table:formula="of:=SUM ([.E30]+[.G30]+[.I30]+[.K30]+[.M30]+[.O30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i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Baby Chick</text:p>
          </table:table-cell>
          <table:table-cell table:style-name="ce11" office:value-type="percentage" office:value="0.42" calcext:value-type="percentage">
            <text:p>42.00%</text:p>
          </table:table-cell>
          <table:table-cell table:style-name="ce2" office:value-type="string" calcext:value-type="string">
            <text:p>Duck</text:p>
          </table:table-cell>
          <table:table-cell table:style-name="ce11" office:value-type="percentage" office:value="0.18" calcext:value-type="percentage">
            <text:p>18.00%</text:p>
          </table:table-cell>
          <table:table-cell table:style-name="ce2" office:value-type="string" calcext:value-type="string">
            <text:p>Swan</text:p>
          </table:table-cell>
          <table:table-cell table:style-name="ce11" office:value-type="percentage" office:value="0.13" calcext:value-type="percentage">
            <text:p>13.00%</text:p>
          </table:table-cell>
          <table:table-cell table:style-name="ce12"/>
          <table:table-cell table:style-name="ce11" office:value-type="percentage" office:value="0.22" calcext:value-type="percentage">
            <text:p>22.00%</text:p>
          </table:table-cell>
          <table:table-cell table:style-name="ce12"/>
          <table:table-cell table:style-name="ce11" office:value-type="percentage" office:value="0.05" calcext:value-type="percentage">
            <text:p>5.00%</text:p>
          </table:table-cell>
          <table:table-cell/>
          <table:table-cell table:style-name="ce6" table:formula="of:=ROUND([.Q30]*1.5+5;0)" office:value-type="float" office:value="15125" calcext:value-type="float">
            <text:p>15125</text:p>
          </table:table-cell>
          <table:table-cell table:style-name="ce10" table:formula="of:=SUM ([.E31]+[.G31]+[.I31]+[.K31]+[.M31]+[.O3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Teacher (50.0)</text:p>
          </table:table-cell>
          <table:table-cell/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: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Sel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#1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#2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#3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#4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eacher lvl 1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eacher lvl 2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1 Owl, 10 energy</text:p>
          </table:table-cell>
          <table:table-cell table:style-name="ce2" office:value-type="float" office:value="6389" calcext:value-type="float">
            <text:p>6389</text:p>
          </table:table-cell>
          <table:table-cell table:style-name="ce10" table:formula="of:=SUM ([.E34]+[.G34]+[.I34]+[.K34]+[.M34]+[.O34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#1</text:p>
          </table:table-cell>
          <table:table-cell table:style-name="ce11" office:value-type="percentage" office:value="0.64" calcext:value-type="percentage">
            <text:p>64.00%</text:p>
          </table:table-cell>
          <table:table-cell table:style-name="ce2" office:value-type="string" calcext:value-type="string">
            <text:p>#2</text:p>
          </table:table-cell>
          <table:table-cell table:style-name="ce11" office:value-type="percentage" office:value="0.25" calcext:value-type="percentage">
            <text:p>25.00%</text:p>
          </table:table-cell>
          <table:table-cell table:style-name="ce2" office:value-type="string" calcext:value-type="string">
            <text:p>#3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2" office:value-type="string" calcext:value-type="string">
            <text:p>#4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Teacher lvl 1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Teacher lvl 2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6" table:formula="of:=ROUND([.Q34]*1.5+1;0)" office:value-type="float" office:value="9585" calcext:value-type="float">
            <text:p>9585</text:p>
          </table:table-cell>
          <table:table-cell table:style-name="ce10" table:formula="of:=SUM ([.E35]+[.G35]+[.I35]+[.K35]+[.M35]+[.O35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#1</text:p>
          </table:table-cell>
          <table:table-cell table:style-name="ce11" office:value-type="percentage" office:value="0.32" calcext:value-type="percentage">
            <text:p>32.00%</text:p>
          </table:table-cell>
          <table:table-cell table:style-name="ce2" office:value-type="string" calcext:value-type="string">
            <text:p>#2</text:p>
          </table:table-cell>
          <table:table-cell table:style-name="ce11" office:value-type="percentage" office:value="0.45" calcext:value-type="percentage">
            <text:p>45.00%</text:p>
          </table:table-cell>
          <table:table-cell table:style-name="ce2" office:value-type="string" calcext:value-type="string">
            <text:p>#3</text:p>
          </table:table-cell>
          <table:table-cell table:style-name="ce11" office:value-type="percentage" office:value="0.19" calcext:value-type="percentage">
            <text:p>19.00%</text:p>
          </table:table-cell>
          <table:table-cell table:style-name="ce2" office:value-type="string" calcext:value-type="string">
            <text:p>#4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Teacher lvl 1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Teacher lvl 2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6" table:formula="of:=ROUND([.Q35]*1.5+2;0)" office:value-type="float" office:value="14380" calcext:value-type="float">
            <text:p>14380</text:p>
          </table:table-cell>
          <table:table-cell table:style-name="ce10" table:formula="of:=SUM ([.E36]+[.G36]+[.I36]+[.K36]+[.M36]+[.O36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8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#1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#2</text:p>
          </table:table-cell>
          <table:table-cell table:style-name="ce11" office:value-type="percentage" office:value="0.62" calcext:value-type="percentage">
            <text:p>62.00%</text:p>
          </table:table-cell>
          <table:table-cell table:style-name="ce2" office:value-type="string" calcext:value-type="string">
            <text:p>#3</text:p>
          </table:table-cell>
          <table:table-cell table:style-name="ce11" office:value-type="percentage" office:value="0.29" calcext:value-type="percentage">
            <text:p>29.00%</text:p>
          </table:table-cell>
          <table:table-cell table:style-name="ce2" office:value-type="string" calcext:value-type="string">
            <text:p>#4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Teacher lvl 1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Teacher lvl 2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6" table:formula="of:=ROUND([.Q36]*1.5+3;0)" office:value-type="float" office:value="21573" calcext:value-type="float">
            <text:p>21573</text:p>
          </table:table-cell>
          <table:table-cell table:style-name="ce10" table:formula="of:=SUM ([.E37]+[.G37]+[.I37]+[.K37]+[.M37]+[.O37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Stadium (60.0)</text:p>
          </table:table-cell>
          <table:table-cell table:style-name="ce1"/>
          <table:table-cell/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Rare: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10"/>
          <table:table-cell/>
          <table:table-cell table:style-name="ce10"/>
          <table:table-cell table:style-name="ce2" office:value-type="string" calcext:value-type="string">
            <text:p>1 Peach, 3 energy</text:p>
          </table:table-cell>
          <table:table-cell table:style-name="ce2" office:value-type="float" office:value="3000" calcext:value-type="float">
            <text:p>3000</text:p>
          </table:table-cell>
          <table:table-cell table:style-name="ce10" table:formula="of:=SUM ([.E40]+[.G40]+[.I40]+[.K40]+[.M40]+[.O40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85" calcext:value-type="percentage">
            <text:p>85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6" table:formula="of:=ROUND([.Q40]*1.5+1;0)" office:value-type="float" office:value="4501" calcext:value-type="float">
            <text:p>4501</text:p>
          </table:table-cell>
          <table:table-cell table:style-name="ce10" table:formula="of:=SUM ([.E41]+[.G41]+[.I41]+[.K41]+[.M41]+[.O4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72" calcext:value-type="percentage">
            <text:p>72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2" calcext:value-type="percentage">
            <text:p>20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.02" calcext:value-type="percentage">
            <text:p>2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6" table:formula="of:=ROUND([.Q41]*1.5+2;0)" office:value-type="float" office:value="6754" calcext:value-type="float">
            <text:p>6754</text:p>
          </table:table-cell>
          <table:table-cell table:style-name="ce10" table:formula="of:=SUM ([.E42]+[.G42]+[.I42]+[.K42]+[.M42]+[.O42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33" calcext:value-type="percentage">
            <text:p>33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.06" calcext:value-type="percentage">
            <text:p>6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6" table:formula="of:=ROUND([.Q42]*1.5+3;0)" office:value-type="float" office:value="10134" calcext:value-type="float">
            <text:p>10134</text:p>
          </table:table-cell>
          <table:table-cell table:style-name="ce10" table:formula="of:=SUM ([.E43]+[.G43]+[.I43]+[.K43]+[.M43]+[.O43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25" calcext:value-type="percentage">
            <text:p>25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49" calcext:value-type="percentage">
            <text:p>49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.17" calcext:value-type="percentage">
            <text:p>17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.09" calcext:value-type="percentage">
            <text:p>9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6" table:formula="of:=ROUND([.Q43]*1.5+5;0)" office:value-type="float" office:value="15206" calcext:value-type="float">
            <text:p>15206</text:p>
          </table:table-cell>
          <table:table-cell table:style-name="ce10" table:formula="of:=SUM ([.E44]+[.G44]+[.I44]+[.K44]+[.M44]+[.O44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6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occer ball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Tennis ball</text:p>
          </table:table-cell>
          <table:table-cell table:style-name="ce11" office:value-type="percentage" office:value="0.6" calcext:value-type="percentage">
            <text:p>60.00%</text:p>
          </table:table-cell>
          <table:table-cell table:style-name="ce2" office:value-type="string" calcext:value-type="string">
            <text:p>Softball</text:p>
          </table:table-cell>
          <table:table-cell table:style-name="ce11" office:value-type="percentage" office:value="0.23" calcext:value-type="percentage">
            <text:p>23.00%</text:p>
          </table:table-cell>
          <table:table-cell table:style-name="ce2" office:value-type="string" calcext:value-type="string">
            <text:p>Baseball</text:p>
          </table:table-cell>
          <table:table-cell table:style-name="ce11" office:value-type="percentage" office:value="0.12" calcext:value-type="percentage">
            <text:p>12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6" table:formula="of:=ROUND([.Q44]*1.5+8;0)" office:value-type="float" office:value="22817" calcext:value-type="float">
            <text:p>22817</text:p>
          </table:table-cell>
          <table:table-cell table:style-name="ce10" table:formula="of:=SUM ([.E45]+[.G45]+[.I45]+[.K45]+[.M45]+[.O45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Toolbox (80.0)</text:p>
          </table:table-cell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05" calcext:value-type="percentage">
            <text:p>0.5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05" calcext:value-type="percentage">
            <text:p>0.50%</text:p>
          </table:table-cell>
          <table:table-cell table:style-name="ce2" office:value-type="string" calcext:value-type="string">
            <text:p>1 Tangerine, 1 Potato, 3000 money, 3 energy</text:p>
          </table:table-cell>
          <table:table-cell table:style-name="ce2" office:value-type="float" office:value="4567" calcext:value-type="float">
            <text:p>4567</text:p>
          </table:table-cell>
          <table:table-cell table:style-name="ce10" table:formula="of:=SUM ([.E48]+[.G48]+[.I48]+[.K48]+[.M48]+[.O48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2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.9" calcext:value-type="percentage">
            <text:p>90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6" table:formula="of:=ROUND([.Q48]*1.5+1;0)" office:value-type="float" office:value="6852" calcext:value-type="float">
            <text:p>6852</text:p>
          </table:table-cell>
          <table:table-cell table:style-name="ce10" table:formula="of:=SUM ([.E49]+[.G49]+[.I49]+[.K49]+[.M49]+[.O49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3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.77" calcext:value-type="percentage">
            <text:p>77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16" calcext:value-type="percentage">
            <text:p>16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2" calcext:value-type="percentage">
            <text:p>2.00%</text:p>
          </table:table-cell>
          <table:table-cell/>
          <table:table-cell table:style-name="ce6" table:formula="of:=ROUND([.Q49]*1.5+2;0)" office:value-type="float" office:value="10280" calcext:value-type="float">
            <text:p>10280</text:p>
          </table:table-cell>
          <table:table-cell table:style-name="ce10" table:formula="of:=SUM ([.E50]+[.G50]+[.I50]+[.K50]+[.M50]+[.O50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4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.62" calcext:value-type="percentage">
            <text:p>62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28" calcext:value-type="percentage">
            <text:p>28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3" calcext:value-type="percentage">
            <text:p>3.00%</text:p>
          </table:table-cell>
          <table:table-cell/>
          <table:table-cell table:style-name="ce6" table:formula="of:=ROUND([.Q50]*1.5+3;0)" office:value-type="float" office:value="15423" calcext:value-type="float">
            <text:p>15423</text:p>
          </table:table-cell>
          <table:table-cell table:style-name="ce10" table:formula="of:=SUM ([.E51]+[.G51]+[.I51]+[.K51]+[.M51]+[.O5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5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.33" calcext:value-type="percentage">
            <text:p>33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4" calcext:value-type="percentage">
            <text:p>4.00%</text:p>
          </table:table-cell>
          <table:table-cell/>
          <table:table-cell table:style-name="ce6" table:formula="of:=ROUND([.Q51]*1.5+5;0)" office:value-type="float" office:value="23140" calcext:value-type="float">
            <text:p>23140</text:p>
          </table:table-cell>
          <table:table-cell table:style-name="ce10" table:formula="of:=SUM ([.E52]+[.G52]+[.I52]+[.K52]+[.M52]+[.O52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6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72" calcext:value-type="percentage">
            <text:p>72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7" calcext:value-type="percentage">
            <text:p>7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6" calcext:value-type="percentage">
            <text:p>6.00%</text:p>
          </table:table-cell>
          <table:table-cell/>
          <table:table-cell table:style-name="ce6" table:formula="of:=ROUND([.Q52]*1.5+8;0)" office:value-type="float" office:value="34718" calcext:value-type="float">
            <text:p>34718</text:p>
          </table:table-cell>
          <table:table-cell table:style-name="ce10" table:formula="of:=SUM ([.E53]+[.G53]+[.I53]+[.K53]+[.M53]+[.O53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 7: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amme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Wrench</text:p>
          </table:table-cell>
          <table:table-cell table:style-name="ce11" office:value-type="percentage" office:value="0.62" calcext:value-type="percentage">
            <text:p>62.00%</text:p>
          </table:table-cell>
          <table:table-cell table:style-name="ce2" office:value-type="string" calcext:value-type="string">
            <text:p>Hammer/Wrench</text:p>
          </table:table-cell>
          <table:table-cell table:style-name="ce11" office:value-type="percentage" office:value="0.16" calcext:value-type="percentage">
            <text:p>16.00%</text:p>
          </table:table-cell>
          <table:table-cell table:style-name="ce2" office:value-type="string" calcext:value-type="string">
            <text:p>Hammer/Pick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Penci</text:p>
          </table:table-cell>
          <table:table-cell table:style-name="ce11" office:value-type="percentage" office:value="0.09" calcext:value-type="percentage">
            <text:p>9.00%</text:p>
          </table:table-cell>
          <table:table-cell table:style-name="ce2" office:value-type="string" calcext:value-type="string">
            <text:p>Safety Vest</text:p>
          </table:table-cell>
          <table:table-cell table:style-name="ce11" office:value-type="percentage" office:value="0.08" calcext:value-type="percentage">
            <text:p>8.00%</text:p>
          </table:table-cell>
          <table:table-cell/>
          <table:table-cell table:style-name="ce6" table:formula="of:=ROUND([.Q53]*1.5+13;0)" office:value-type="float" office:value="52090" calcext:value-type="float">
            <text:p>52090</text:p>
          </table:table-cell>
          <table:table-cell table:style-name="ce10" table:formula="of:=SUM ([.E54]+[.G54]+[.I54]+[.K54]+[.M54]+[.O54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Speakers (70.0)</text:p>
          </table:table-cell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peaker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iano</text:p>
          </table:table-cell>
          <table:table-cell table:style-name="ce11" office:value-type="percentage" office:value="0.95" calcext:value-type="percentage">
            <text:p>95.00%</text:p>
          </table:table-cell>
          <table:table-cell table:style-name="ce2" office:value-type="string" calcext:value-type="string">
            <text:p>Accordion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Drum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Long drum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Music note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Music not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1x Blueberries, 3x Eggplant, 1x cow, 2x owl, 1x clamp, 1x crane, 100000 money, 10 energy</text:p>
          </table:table-cell>
          <table:table-cell table:style-name="ce2" office:value-type="float" office:value="4165376" calcext:value-type="float">
            <text:p>4165376</text:p>
          </table:table-cell>
          <table:table-cell table:style-name="ce10" table:formula="of:=SUM ([.E57]+[.G57]+[.I57]+[.K57]+[.M57]+[.O57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weeter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iano</text:p>
          </table:table-cell>
          <table:table-cell table:style-name="ce11" office:value-type="percentage" office:value="0.88" calcext:value-type="percentage">
            <text:p>88.00%</text:p>
          </table:table-cell>
          <table:table-cell table:style-name="ce2" office:value-type="string" calcext:value-type="string">
            <text:p>Accordion</text:p>
          </table:table-cell>
          <table:table-cell table:style-name="ce11" office:value-type="percentage" office:value="0.09" calcext:value-type="percentage">
            <text:p>9.00%</text:p>
          </table:table-cell>
          <table:table-cell table:style-name="ce2" office:value-type="string" calcext:value-type="string">
            <text:p>Drum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Long drum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Music note</text:p>
          </table:table-cell>
          <table:table-cell table:style-name="ce11" office:value-type="percentage" office:value="0.01" calcext:value-type="percentage">
            <text:p>1.00%</text:p>
          </table:table-cell>
          <table:table-cell table:style-name="ce2" office:value-type="string" calcext:value-type="string">
            <text:p>Music notes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6" table:formula="of:=ROUND([.Q57]*1.5+2;0)" office:value-type="float" office:value="6248066" calcext:value-type="float">
            <text:p>6248066</text:p>
          </table:table-cell>
          <table:table-cell table:style-name="ce10" table:formula="of:=SUM ([.E58]+[.G58]+[.I58]+[.K58]+[.M58]+[.O58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ubwoofer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Piano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2" office:value-type="string" calcext:value-type="string">
            <text:p>Accordion</text:p>
          </table:table-cell>
          <table:table-cell table:style-name="ce11" office:value-type="percentage" office:value="0.35" calcext:value-type="percentage">
            <text:p>35.00%</text:p>
          </table:table-cell>
          <table:table-cell table:style-name="ce2" office:value-type="string" calcext:value-type="string">
            <text:p>Drum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2" office:value-type="string" calcext:value-type="string">
            <text:p>Long drum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Music note</text:p>
          </table:table-cell>
          <table:table-cell table:style-name="ce11" office:value-type="percentage" office:value="0.02" calcext:value-type="percentage">
            <text:p>2.00%</text:p>
          </table:table-cell>
          <table:table-cell table:style-name="ce2" office:value-type="string" calcext:value-type="string">
            <text:p>Music notes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6" table:formula="of:=ROUND([.Q58]*1.5+3;0)" office:value-type="float" office:value="9372102" calcext:value-type="float">
            <text:p>9372102</text:p>
          </table:table-cell>
          <table:table-cell table:style-name="ce10" table:formula="of:=SUM ([.E59]+[.G59]+[.I59]+[.K59]+[.M59]+[.O59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eadphone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Piano</text:p>
          </table:table-cell>
          <table:table-cell table:style-name="ce11" office:value-type="percentage" office:value="0.29" calcext:value-type="percentage">
            <text:p>29.00%</text:p>
          </table:table-cell>
          <table:table-cell table:style-name="ce2" office:value-type="string" calcext:value-type="string">
            <text:p>Accordion</text:p>
          </table:table-cell>
          <table:table-cell table:style-name="ce11" office:value-type="percentage" office:value="0.53" calcext:value-type="percentage">
            <text:p>53.00%</text:p>
          </table:table-cell>
          <table:table-cell table:style-name="ce2" office:value-type="string" calcext:value-type="string">
            <text:p>Drum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2" office:value-type="string" calcext:value-type="string">
            <text:p>Long drum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2" office:value-type="string" calcext:value-type="string">
            <text:p>Music note</text:p>
          </table:table-cell>
          <table:table-cell table:style-name="ce11" office:value-type="percentage" office:value="0.025" calcext:value-type="percentage">
            <text:p>2.50%</text:p>
          </table:table-cell>
          <table:table-cell table:style-name="ce2" office:value-type="string" calcext:value-type="string">
            <text:p>Music notes</text:p>
          </table:table-cell>
          <table:table-cell table:style-name="ce11" office:value-type="percentage" office:value="0.005" calcext:value-type="percentage">
            <text:p>0.50%</text:p>
          </table:table-cell>
          <table:table-cell/>
          <table:table-cell table:style-name="ce6" table:formula="of:=ROUND([.Q59]*1.5+5;0)" office:value-type="float" office:value="14058158" calcext:value-type="float">
            <text:p>14058158</text:p>
          </table:table-cell>
          <table:table-cell table:style-name="ce10" table:formula="of:=SUM ([.E60]+[.G60]+[.I60]+[.K60]+[.M60]+[.O60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iano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2" office:value-type="string" calcext:value-type="string">
            <text:p>Accordion</text:p>
          </table:table-cell>
          <table:table-cell table:style-name="ce11" office:value-type="percentage" office:value="0.52" calcext:value-type="percentage">
            <text:p>52.00%</text:p>
          </table:table-cell>
          <table:table-cell table:style-name="ce2" office:value-type="string" calcext:value-type="string">
            <text:p>Drum</text:p>
          </table:table-cell>
          <table:table-cell table:style-name="ce11" office:value-type="percentage" office:value="0.24" calcext:value-type="percentage">
            <text:p>24.00%</text:p>
          </table:table-cell>
          <table:table-cell table:style-name="ce2" office:value-type="string" calcext:value-type="string">
            <text:p>Long drum</text:p>
          </table:table-cell>
          <table:table-cell table:style-name="ce11" office:value-type="percentage" office:value="0.15" calcext:value-type="percentage">
            <text:p>15.00%</text:p>
          </table:table-cell>
          <table:table-cell table:style-name="ce2" office:value-type="string" calcext:value-type="string">
            <text:p>Music note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2" office:value-type="string" calcext:value-type="string">
            <text:p>Music notes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6" table:formula="of:=ROUND([.Q60]*1.5+8;0)" office:value-type="float" office:value="21087245" calcext:value-type="float">
            <text:p>21087245</text:p>
          </table:table-cell>
          <table:table-cell table:style-name="ce10" table:formula="of:=SUM ([.E61]+[.G61]+[.I61]+[.K61]+[.M61]+[.O6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 table:number-rows-repeated="4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Pick</text:p>
          </table:table-cell>
          <table:table-cell table:style-name="ce1"/>
          <table:table-cell table:style-name="ce1" office:value-type="string" calcext:value-type="string">
            <text:p>Prod time (s)</text:p>
          </table:table-cell>
          <table:table-cell table:style-name="ce1" office:value-type="string" calcext:value-type="string">
            <text:p>Normal: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evel 1: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ock</text:p>
          </table:table-cell>
          <table:table-cell table:style-name="ce11" office:value-type="percentage" office:value="0.85" calcext:value-type="percentage">
            <text:p>85.00%</text:p>
          </table:table-cell>
          <table:table-cell table:style-name="ce2" office:value-type="string" calcext:value-type="string">
            <text:p>Diamond</text:p>
          </table:table-cell>
          <table:table-cell table:style-name="ce11" office:value-type="percentage" office:value="0.15" calcext:value-type="percentage">
            <text:p>15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 table:formula="of:=SUM ([.E67]+[.G67]+[.I67]+[.K67]+[.M67]+[.O67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Water Source (90.0)</text:p>
          </table:table-cell>
          <table:table-cell table:style-name="ce1" office:value-type="string" calcext:value-type="string">
            <text:p>Redelijk EZ, gare items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10"/>
          <table:table-cell/>
          <table:table-cell table:style-name="ce10"/>
          <table:table-cell table:style-name="ce1" office:value-type="string" calcext:value-type="string">
            <text:p>Rare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style-name="ce1" office:value-type="string" calcext:value-type="string">
            <text:p>Co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ater Pistol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rople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2" office:value-type="string" calcext:value-type="string">
            <text:p>Droplet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Coin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urse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10"/>
          <table:table-cell/>
          <table:table-cell table:style-name="ce10"/>
          <table:table-cell table:style-name="ce2" office:value-type="string" calcext:value-type="string">
            <text:p>3333, 3 energy</text:p>
          </table:table-cell>
          <table:table-cell table:style-name="ce2" office:value-type="float" office:value="300" calcext:value-type="float">
            <text:p>300</text:p>
          </table:table-cell>
          <table:table-cell table:style-name="ce10" table:formula="of:=SUM ([.E70]+[.G70]+[.I70]+[.K70]+[.M70]+[.O70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hower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roplet</text:p>
          </table:table-cell>
          <table:table-cell table:style-name="ce11" office:value-type="percentage" office:value="0.7" calcext:value-type="percentage">
            <text:p>70.00%</text:p>
          </table:table-cell>
          <table:table-cell table:style-name="ce2" office:value-type="string" calcext:value-type="string">
            <text:p>Droplets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2" office:value-type="string" calcext:value-type="string">
            <text:p>Coin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2" office:value-type="string" calcext:value-type="string">
            <text:p>Purse</text:p>
          </table:table-cell>
          <table:table-cell table:style-name="ce11" office:value-type="percentage" office:value="0" calcext:value-type="percentage">
            <text:p>0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2" table:formula="of:=ROUND([.Q70]*1.5+2;0)" office:value-type="float" office:value="452" calcext:value-type="float">
            <text:p>452</text:p>
          </table:table-cell>
          <table:table-cell table:style-name="ce10" table:formula="of:=SUM ([.E71]+[.G71]+[.I71]+[.K71]+[.M71]+[.O71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untain</text:p>
          </table:table-cell>
          <table:table-cell table:style-name="ce2" office:value-type="string" calcext:value-type="string">
            <text:p>oneindi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Droplet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2" office:value-type="string" calcext:value-type="string">
            <text:p>Droplets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2" office:value-type="string" calcext:value-type="string">
            <text:p>Coin</text:p>
          </table:table-cell>
          <table:table-cell table:style-name="ce11" office:value-type="percentage" office:value="0.39" calcext:value-type="percentage">
            <text:p>39.00%</text:p>
          </table:table-cell>
          <table:table-cell table:style-name="ce2" office:value-type="string" calcext:value-type="string">
            <text:p>Purse</text:p>
          </table:table-cell>
          <table:table-cell table:style-name="ce11" office:value-type="percentage" office:value="0.01" calcext:value-type="percentage">
            <text:p>1.00%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2" table:formula="of:=ROUND([.Q71]*1.5+1;0)" office:value-type="float" office:value="679" calcext:value-type="float">
            <text:p>679</text:p>
          </table:table-cell>
          <table:table-cell table:style-name="ce10" table:formula="of:=SUM ([.E72]+[.G72]+[.I72]+[.K72]+[.M72]+[.O72])" office:value-type="percentage" office:value="1" calcext:value-type="percentage">
            <text:p>100.00%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1" office:value-type="string" calcext:value-type="string">
            <text:p>Moon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" table:number-rows-repeated="941">
          <table:table-cell table:number-columns-repeated="4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s" style:display-name="PageStyle_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ies" style:display-name="PageStyle_Fact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5" meta:object-count="0"/>
    <meta:generator>LibreOfficeDev/6.0.5.2$Linux_X86_64 LibreOffice_project/</meta:generator>
  </office:meta>
</office:document-meta>
</file>